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Calibri" style:font-family-asian="Calibri" style:font-family-complex="Calibri" fo:background-color="transparent" style:use-window-font-color="true"/>
    </style:style>
    <style:style style:name="T2" style:family="text">
      <style:text-properties fo:font-size="14.00pt" fo:font-weight="bold"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4.00pt" fo:font-weight="bold" fo:font-family="Calibri" style:font-family-asian="Calibri" style:font-family-complex="Calibri" fo:background-color="transparent" style:use-window-font-color="true"/>
    </style:style>
    <style:style style:name="T5" style:family="text">
      <style:text-properties fo:font-size="12.00pt" fo:font-weight="bold" fo:font-family="Calibri" style:font-family-asian="Calibri" style:font-family-complex="Calibri" fo:background-color="transparent" style:use-window-font-color="true"/>
    </style:style>
    <style:style style:name="T6" style:family="text">
      <style:text-properties fo:font-size="12.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4.00pt" fo:font-weight="bold" fo:font-family="Calibri" style:font-family-asian="Calibri" style:font-family-complex="Calibri" fo:background-color="transparent" style:use-window-font-color="true"/>
    </style:style>
    <style:style style:name="T9" style:family="text">
      <style:text-properties fo:font-size="12.00pt" fo:font-weight="bold" fo:font-family="Calibri" style:font-family-asian="Calibri" style:font-family-complex="Calibri" fo:background-color="transparent" style:use-window-font-color="true"/>
    </style:style>
    <style:style style:name="T10" style:family="text">
      <style:text-properties fo:font-size="12.00pt" fo:font-weight="normal" fo:font-family="Calibri" style:font-family-asian="Calibri" style:font-family-complex="Calibri" fo:background-color="transparent" style:use-window-font-color="true"/>
    </style:style>
    <style:style style:name="T11" style:family="text">
      <style:text-properties fo:font-size="12.00pt" fo:font-weight="bold" fo:font-family="Calibri" style:font-family-asian="Calibri" style:font-family-complex="Calibri" fo:background-color="transparent" style:use-window-font-color="true"/>
    </style:style>
    <style:style style:name="T12" style:family="text">
      <style:text-properties fo:font-size="12.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4.00pt" fo:font-weight="bold" fo:font-family="Calibri" style:font-family-asian="Calibri" style:font-family-complex="Calibri" fo:background-color="transparent" style:use-window-font-color="true"/>
    </style:style>
    <style:style style:name="T15" style:family="text">
      <style:text-properties fo:font-size="12.00pt" fo:font-weight="bold" fo:font-family="Calibri" style:font-family-asian="Calibri" style:font-family-complex="Calibri" fo:background-color="transparent" style:use-window-font-color="true"/>
    </style:style>
    <style:style style:name="T16" style:family="text">
      <style:text-properties fo:font-size="12.00pt" fo:font-weight="normal" fo:font-family="Calibri" style:font-family-asian="Calibri" style:font-family-complex="Calibri" fo:background-color="transparent" style:use-window-font-color="true"/>
    </style:style>
    <style:style style:name="T17" style:family="text">
      <style:text-properties fo:font-size="12.00pt" fo:font-weight="bold" fo:font-family="Calibri" style:font-family-asian="Calibri" style:font-family-complex="Calibri" fo:background-color="transparent" style:use-window-font-color="true" fo:font-style="italic"/>
    </style:style>
    <style:style style:name="T18" style:family="text">
      <style:text-properties fo:font-size="12.00pt" fo:font-weight="normal" fo:font-family="Calibri" style:font-family-asian="Calibri" style:font-family-complex="Calibri" fo:background-color="transparent" style:use-window-font-color="true" fo:font-style="italic"/>
    </style:style>
    <style:style style:name="T19" style:family="text">
      <style:text-properties fo:font-size="12.00pt" fo:font-weight="bold" fo:font-family="Calibri" style:font-family-asian="Calibri" style:font-family-complex="Calibri" fo:background-color="transparent" style:use-window-font-color="true"/>
    </style:style>
    <style:style style:name="T20" style:family="text">
      <style:text-properties fo:font-size="12.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4.00pt" fo:font-weight="bold" fo:font-family="Calibri" style:font-family-asian="Calibri" style:font-family-complex="Calibri" fo:background-color="transparent" style:use-window-font-color="true"/>
    </style:style>
    <style:style style:name="T23" style:family="text">
      <style:text-properties fo:font-size="12.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4.00pt" fo:font-weight="bold" fo:font-family="Calibri" style:font-family-asian="Calibri" style:font-family-complex="Calibri" fo:background-color="transparent" style:use-window-font-color="true"/>
    </style:style>
    <style:style style:name="T26" style:family="text">
      <style:text-properties fo:font-size="12.00pt" fo:font-weight="bold" fo:font-family="Calibri" style:font-family-asian="Calibri" style:font-family-complex="Calibri" fo:background-color="transparent" style:use-window-font-color="true"/>
    </style:style>
    <style:style style:name="T27" style:family="text">
      <style:text-properties fo:font-size="12.00pt" fo:font-weight="normal" fo:font-family="Calibri" style:font-family-asian="Calibri" style:font-family-complex="Calibri" fo:background-color="transparent" style:use-window-font-color="true"/>
    </style:style>
    <style:style style:name="T28" style:family="text">
      <style:text-properties fo:font-size="12.00pt" fo:font-weight="bold" fo:font-family="Calibri" style:font-family-asian="Calibri" style:font-family-complex="Calibri" fo:background-color="transparent" style:use-window-font-color="true"/>
    </style:style>
    <style:style style:name="T29" style:family="text">
      <style:text-properties fo:font-size="12.00pt" fo:font-weight="normal" fo:font-family="Calibri" style:font-family-asian="Calibri" style:font-family-complex="Calibri" fo:background-color="transparent" style:use-window-font-color="true"/>
    </style:style>
    <style:style style:name="T30" style:family="text">
      <style:text-properties fo:font-size="12.00pt" fo:font-weight="bold" fo:font-family="Calibri" style:font-family-asian="Calibri" style:font-family-complex="Calibri" fo:background-color="transparent" style:use-window-font-color="true"/>
    </style:style>
    <style:style style:name="T31" style:family="text">
      <style:text-properties fo:font-size="12.00pt" fo:font-weight="normal" fo:font-family="Calibri" style:font-family-asian="Calibri" style:font-family-complex="Calibri" fo:background-color="transparent" style:use-window-font-color="true"/>
    </style:style>
    <style:style style:name="T32" style:family="text">
      <style:text-properties fo:font-size="12.00pt" fo:font-weight="bold" fo:font-family="Calibri" style:font-family-asian="Calibri" style:font-family-complex="Calibri" fo:background-color="transparent" style:use-window-font-color="true"/>
    </style:style>
    <style:style style:name="T33" style:family="text">
      <style:text-properties fo:font-size="12.00pt" fo:font-weight="normal" fo:font-family="Calibri" style:font-family-asian="Calibri" style:font-family-complex="Calibri" fo:background-color="transparent" style:use-window-font-color="true"/>
    </style:style>
    <style:style style:name="T34" style:family="text">
      <style:text-properties fo:font-size="12.00pt" fo:font-weight="bold" fo:font-family="Calibri" style:font-family-asian="Calibri" style:font-family-complex="Calibri" fo:background-color="transparent" style:use-window-font-color="true"/>
    </style:style>
    <style:style style:name="T35" style:family="text">
      <style:text-properties fo:font-size="12.00pt" fo:font-weight="normal" fo:font-family="Calibri" style:font-family-asian="Calibri" style:font-family-complex="Calibri" fo:background-color="transparent" style:use-window-font-color="true"/>
    </style:style>
    <style:style style:name="T36" style:family="text">
      <style:text-properties fo:font-size="12.00pt" fo:font-weight="bold" fo:font-family="Calibri" style:font-family-asian="Calibri" style:font-family-complex="Calibri" fo:background-color="transparent" style:use-window-font-color="true"/>
    </style:style>
    <style:style style:name="T37" style:family="text">
      <style:text-properties fo:font-size="12.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4.00pt" fo:font-weight="bold"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4.00pt" fo:font-weight="bold"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4.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4.00pt" fo:font-weight="bold"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4.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4.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4.00pt" fo:font-weight="bold"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4.00pt" fo:font-weight="bold"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mbria Math'" style:font-family-asian="'Cambria Math'" style:font-family-complex="'Cambria Math'"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normal" fo:font-family="'Cambria Math'" style:font-family-asian="'Cambria Math'" style:font-family-complex="'Cambria Math'"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mbria Math'" style:font-family-asian="'Cambria Math'" style:font-family-complex="'Cambria Math'"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normal" fo:font-family="'Cambria Math'" style:font-family-asian="'Cambria Math'" style:font-family-complex="'Cambria Math'"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4.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Cambria Math'" style:font-family-asian="'Cambria Math'" style:font-family-complex="'Cambria Math'"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6.00pt" fo:font-weight="bold"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normal" fo:font-family="'Cambria Math'" style:font-family-asian="'Cambria Math'" style:font-family-complex="'Cambria Math'"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normal" fo:font-family="'Cambria Math'" style:font-family-asian="'Cambria Math'" style:font-family-complex="'Cambria Math'"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normal" fo:font-family="'Cambria Math'" style:font-family-asian="'Cambria Math'" style:font-family-complex="'Cambria Math'"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mbria Math'" style:font-family-asian="'Cambria Math'" style:font-family-complex="'Cambria Math'"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mbria Math'" style:font-family-asian="'Cambria Math'" style:font-family-complex="'Cambria Math'"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4.00pt" fo:font-weight="bold"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normal" fo:font-family="'Cambria Math'" style:font-family-asian="'Cambria Math'" style:font-family-complex="'Cambria Math'"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normal" fo:font-family="'Cambria Math'" style:font-family-asian="'Cambria Math'" style:font-family-complex="'Cambria Math'"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normal" fo:font-family="'Cambria Math'" style:font-family-asian="'Cambria Math'" style:font-family-complex="'Cambria Math'"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Cambria Math'" style:font-family-asian="'Cambria Math'" style:font-family-complex="'Cambria Math'"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normal" fo:font-family="'Cambria Math'" style:font-family-asian="'Cambria Math'" style:font-family-complex="'Cambria Math'"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normal" fo:font-family="'Cambria Math'" style:font-family-asian="'Cambria Math'" style:font-family-complex="'Cambria Math'"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normal" fo:font-family="'Cambria Math'" style:font-family-asian="'Cambria Math'" style:font-family-complex="'Cambria Math'"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normal" fo:font-family="'Cambria Math'" style:font-family-asian="'Cambria Math'" style:font-family-complex="'Cambria Math'"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Cambria Math'" style:font-family-asian="'Cambria Math'" style:font-family-complex="'Cambria Math'"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normal" fo:font-family="'Cambria Math'" style:font-family-asian="'Cambria Math'" style:font-family-complex="'Cambria Math'"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normal" fo:font-family="'Cambria Math'" style:font-family-asian="'Cambria Math'" style:font-family-complex="'Cambria Math'"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normal" fo:font-family="'Cambria Math'" style:font-family-asian="'Cambria Math'" style:font-family-complex="'Cambria Math'"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mbria Math'" style:font-family-asian="'Cambria Math'" style:font-family-complex="'Cambria Math'"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normal" fo:font-family="'Cambria Math'" style:font-family-asian="'Cambria Math'" style:font-family-complex="'Cambria Math'"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normal" fo:font-family="'Cambria Math'" style:font-family-asian="'Cambria Math'" style:font-family-complex="'Cambria Math'"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1.00pt" fo:font-weight="normal" fo:font-family="'Cambria Math'" style:font-family-asian="'Cambria Math'" style:font-family-complex="'Cambria Math'"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1.00pt" fo:font-weight="normal" fo:font-family="'Cambria Math'" style:font-family-asian="'Cambria Math'" style:font-family-complex="'Cambria Math'"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1.00pt" fo:font-weight="normal" fo:font-family="'Cambria Math'" style:font-family-asian="'Cambria Math'" style:font-family-complex="'Cambria Math'"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normal" fo:font-family="'Cambria Math'" style:font-family-asian="'Cambria Math'" style:font-family-complex="'Cambria Math'"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1.00pt" fo:font-weight="normal" fo:font-family="'Cambria Math'" style:font-family-asian="'Cambria Math'" style:font-family-complex="'Cambria Math'"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normal" fo:font-family="'Cambria Math'" style:font-family-asian="'Cambria Math'" style:font-family-complex="'Cambria Math'"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1.00pt" fo:font-weight="normal" fo:font-family="'Cambria Math'" style:font-family-asian="'Cambria Math'" style:font-family-complex="'Cambria Math'"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1.00pt" fo:font-weight="normal" fo:font-family="'Cambria Math'" style:font-family-asian="'Cambria Math'" style:font-family-complex="'Cambria Math'"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normal" fo:font-family="'Cambria Math'" style:font-family-asian="'Cambria Math'" style:font-family-complex="'Cambria Math'"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normal" fo:font-family="'Cambria Math'" style:font-family-asian="'Cambria Math'" style:font-family-complex="'Cambria Math'"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1.00pt" fo:font-weight="normal" fo:font-family="'Cambria Math'" style:font-family-asian="'Cambria Math'" style:font-family-complex="'Cambria Math'"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1.00pt" fo:font-weight="normal" fo:font-family="'Cambria Math'" style:font-family-asian="'Cambria Math'" style:font-family-complex="'Cambria Math'"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1.00pt" fo:font-weight="normal" fo:font-family="'Cambria Math'" style:font-family-asian="'Cambria Math'" style:font-family-complex="'Cambria Math'"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1.00pt" fo:font-weight="normal" fo:font-family="'Cambria Math'" style:font-family-asian="'Cambria Math'" style:font-family-complex="'Cambria Math'"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normal" fo:font-family="'Cambria Math'" style:font-family-asian="'Cambria Math'" style:font-family-complex="'Cambria Math'"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1.00pt" fo:font-weight="normal" fo:font-family="'Cambria Math'" style:font-family-asian="'Cambria Math'" style:font-family-complex="'Cambria Math'"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1.00pt" fo:font-weight="normal" fo:font-family="'Cambria Math'" style:font-family-asian="'Cambria Math'" style:font-family-complex="'Cambria Math'"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normal" fo:font-family="'Cambria Math'" style:font-family-asian="'Cambria Math'" style:font-family-complex="'Cambria Math'"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1.00pt" fo:font-weight="normal" fo:font-family="'Cambria Math'" style:font-family-asian="'Cambria Math'" style:font-family-complex="'Cambria Math'" fo:background-color="transparent" style:use-window-font-color="true"/>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4.00pt" fo:font-weight="bold" fo:font-family="'Cambria Math'" style:font-family-asian="'Cambria Math'" style:font-family-complex="'Cambria Math'" fo:background-color="transparent" style:use-window-font-color="true"/>
    </style:style>
    <style:style style:name="T164" style:family="text">
      <style:text-properties fo:font-size="11.00pt" fo:font-weight="normal" fo:font-family="'Cambria Math'" style:font-family-asian="'Cambria Math'" style:font-family-complex="'Cambria Math'"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4.00pt" fo:font-weight="bold" fo:font-family="'Cambria Math'" style:font-family-asian="'Cambria Math'" style:font-family-complex="'Cambria Math'" fo:background-color="transparent" style:use-window-font-color="true"/>
    </style:style>
    <style:style style:name="T167" style:family="text">
      <style:text-properties fo:font-size="11.00pt" fo:font-weight="normal" fo:font-family="'Cambria Math'" style:font-family-asian="'Cambria Math'" style:font-family-complex="'Cambria Math'" fo:background-color="transparent" style:use-window-font-color="true"/>
    </style:style>
    <style:style style:name="T168" style:family="text">
      <style:text-properties fo:font-size="14.00pt" fo:font-weight="bold" fo:font-family="'Cambria Math'" style:font-family-asian="'Cambria Math'" style:font-family-complex="'Cambria Math'" fo:background-color="transparent" style:use-window-font-color="true"/>
    </style:style>
    <style:style style:name="T169" style:family="text">
      <style:text-properties fo:font-size="11.00pt" fo:font-weight="normal" fo:font-family="'Cambria Math'" style:font-family-asian="'Cambria Math'" style:font-family-complex="'Cambria Math'" fo:background-color="transparent" style:use-window-font-color="true"/>
    </style:style>
    <style:style style:name="T170" style:family="text">
      <style:text-properties fo:font-size="14.00pt" fo:font-weight="bold" fo:font-family="'Cambria Math'" style:font-family-asian="'Cambria Math'" style:font-family-complex="'Cambria Math'" fo:background-color="transparent" style:use-window-font-color="true"/>
    </style:style>
    <style:style style:name="T171" style:family="text">
      <style:text-properties fo:font-size="11.00pt" fo:font-weight="normal" fo:font-family="'Cambria Math'" style:font-family-asian="'Cambria Math'" style:font-family-complex="'Cambria Math'" fo:background-color="transparent" style:use-window-font-color="true"/>
    </style:style>
    <style:style style:name="T172" style:family="text">
      <style:text-properties fo:font-size="14.00pt" fo:font-weight="bold" fo:font-family="'Cambria Math'" style:font-family-asian="'Cambria Math'" style:font-family-complex="'Cambria Math'" fo:background-color="transparent" style:use-window-font-color="true"/>
    </style:style>
    <style:style style:name="T173" style:family="text">
      <style:text-properties fo:font-size="11.00pt" fo:font-weight="normal" fo:font-family="'Cambria Math'" style:font-family-asian="'Cambria Math'" style:font-family-complex="'Cambria Math'"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4.00pt" fo:font-weight="bold" fo:font-family="'Cambria Math'" style:font-family-asian="'Cambria Math'" style:font-family-complex="'Cambria Math'" fo:background-color="transparent" style:use-window-font-color="true"/>
    </style:style>
    <style:style style:name="T176" style:family="text">
      <style:text-properties fo:font-size="11.00pt" fo:font-weight="normal" fo:font-family="'Cambria Math'" style:font-family-asian="'Cambria Math'" style:font-family-complex="'Cambria Math'" fo:background-color="transparent" style:use-window-font-color="true"/>
    </style:style>
    <style:style style:name="T177" style:family="text">
      <style:text-properties fo:font-size="14.00pt" fo:font-weight="bold" fo:font-family="'Cambria Math'" style:font-family-asian="'Cambria Math'" style:font-family-complex="'Cambria Math'" fo:background-color="transparent" style:use-window-font-color="true"/>
    </style:style>
    <style:style style:name="T178" style:family="text">
      <style:text-properties fo:font-size="11.00pt" fo:font-weight="normal" fo:font-family="'Cambria Math'" style:font-family-asian="'Cambria Math'" style:font-family-complex="'Cambria Math'" fo:background-color="transparent" style:use-window-font-color="true"/>
    </style:style>
    <style:style style:name="T179" style:family="text">
      <style:text-properties fo:font-size="14.00pt" fo:font-weight="bold" fo:font-family="'Cambria Math'" style:font-family-asian="'Cambria Math'" style:font-family-complex="'Cambria Math'" fo:background-color="transparent" style:use-window-font-color="true"/>
    </style:style>
    <style:style style:name="T180" style:family="text">
      <style:text-properties fo:font-size="11.00pt" fo:font-weight="normal" fo:font-family="'Cambria Math'" style:font-family-asian="'Cambria Math'" style:font-family-complex="'Cambria Math'"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1.00pt" fo:font-weight="normal" fo:font-family="'Cambria Math'" style:font-family-asian="'Cambria Math'" style:font-family-complex="'Cambria Math'"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normal" fo:font-family="'Cambria Math'" style:font-family-asian="'Cambria Math'" style:font-family-complex="'Cambria Math'"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mbria Math'" style:font-family-asian="'Cambria Math'" style:font-family-complex="'Cambria Math'"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4.00pt" fo:font-weight="bold" fo:font-family="'Cambria Math'" style:font-family-asian="'Cambria Math'" style:font-family-complex="'Cambria Math'" fo:background-color="transparent" style:use-window-font-color="true"/>
    </style:style>
    <style:style style:name="T189" style:family="text">
      <style:text-properties fo:font-size="11.00pt" fo:font-weight="normal" fo:font-family="'Cambria Math'" style:font-family-asian="'Cambria Math'" style:font-family-complex="'Cambria Math'" fo:background-color="transparent" style:use-window-font-color="true"/>
    </style:style>
    <style:style style:name="T190" style:family="text">
      <style:text-properties fo:font-size="14.00pt" fo:font-weight="bold" fo:font-family="'Cambria Math'" style:font-family-asian="'Cambria Math'" style:font-family-complex="'Cambria Math'" fo:background-color="transparent" style:use-window-font-color="true"/>
    </style:style>
    <style:style style:name="T191" style:family="text">
      <style:text-properties fo:font-size="11.00pt" fo:font-weight="normal" fo:font-family="'Cambria Math'" style:font-family-asian="'Cambria Math'" style:font-family-complex="'Cambria Math'" fo:background-color="transparent" style:use-window-font-color="true"/>
    </style:style>
    <style:style style:name="T192" style:family="text">
      <style:text-properties fo:font-size="14.00pt" fo:font-weight="bold" fo:font-family="'Cambria Math'" style:font-family-asian="'Cambria Math'" style:font-family-complex="'Cambria Math'" fo:background-color="transparent" style:use-window-font-color="true"/>
    </style:style>
    <style:style style:name="T193" style:family="text">
      <style:text-properties fo:font-size="11.00pt" fo:font-weight="normal" fo:font-family="'Cambria Math'" style:font-family-asian="'Cambria Math'" style:font-family-complex="'Cambria Math'" fo:background-color="transparent" style:use-window-font-color="true"/>
    </style:style>
    <style:style style:name="T194" style:family="text">
      <style:text-properties fo:font-size="14.00pt" fo:font-weight="bold" fo:font-family="'Cambria Math'" style:font-family-asian="'Cambria Math'" style:font-family-complex="'Cambria Math'" fo:background-color="transparent" style:use-window-font-color="true"/>
    </style:style>
    <style:style style:name="T195" style:family="text">
      <style:text-properties fo:font-size="11.00pt" fo:font-weight="normal" fo:font-family="'Cambria Math'" style:font-family-asian="'Cambria Math'" style:font-family-complex="'Cambria Math'"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mbria Math'" style:font-family-asian="'Cambria Math'" style:font-family-complex="'Cambria Math'"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1.00pt" fo:font-weight="normal" fo:font-family="'Cambria Math'" style:font-family-asian="'Cambria Math'" style:font-family-complex="'Cambria Math'" fo:background-color="transparent" style:use-window-font-color="tru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mbria Math'" style:font-family-asian="'Cambria Math'" style:font-family-complex="'Cambria Math'"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1.00pt" fo:font-weight="normal" fo:font-family="'Cambria Math'" style:font-family-asian="'Cambria Math'" style:font-family-complex="'Cambria Math'"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mbria Math'" style:font-family-asian="'Cambria Math'" style:font-family-complex="'Cambria Math'" fo:background-color="transparent" style:use-window-font-color="true"/>
    </style:style>
    <style:style style:name="T206" style:family="text">
      <style:text-properties fo:font-size="14.00pt" fo:font-weight="bold" fo:font-family="'Cambria Math'" style:font-family-asian="'Cambria Math'" style:font-family-complex="'Cambria Math'" fo:background-color="transparent" style:use-window-font-color="true"/>
    </style:style>
    <style:style style:name="T207" style:family="text">
      <style:text-properties fo:font-size="11.00pt" fo:font-weight="normal" fo:font-family="'Cambria Math'" style:font-family-asian="'Cambria Math'" style:font-family-complex="'Cambria Math'" fo:background-color="transparent" style:use-window-font-color="true"/>
    </style:style>
    <style:style style:name="T208" style:family="text">
      <style:text-properties fo:font-size="14.00pt" fo:font-weight="bold" fo:font-family="'Cambria Math'" style:font-family-asian="'Cambria Math'" style:font-family-complex="'Cambria Math'" fo:background-color="transparent" style:use-window-font-color="true"/>
    </style:style>
    <style:style style:name="T209" style:family="text">
      <style:text-properties fo:font-size="11.00pt" fo:font-weight="normal" fo:font-family="'Cambria Math'" style:font-family-asian="'Cambria Math'" style:font-family-complex="'Cambria Math'" fo:background-color="transparent" style:use-window-font-color="true"/>
    </style:style>
    <style:style style:name="T210" style:family="text">
      <style:text-properties fo:font-size="14.00pt" fo:font-weight="bold" fo:font-family="'Cambria Math'" style:font-family-asian="'Cambria Math'" style:font-family-complex="'Cambria Math'" fo:background-color="transparent" style:use-window-font-color="true"/>
    </style:style>
    <style:style style:name="T211" style:family="text">
      <style:text-properties fo:font-size="11.00pt" fo:font-weight="normal" fo:font-family="'Cambria Math'" style:font-family-asian="'Cambria Math'" style:font-family-complex="'Cambria Math'" fo:background-color="transparent" style:use-window-font-color="true"/>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1.00pt" fo:font-weight="normal" fo:font-family="'Cambria Math'" style:font-family-asian="'Cambria Math'" style:font-family-complex="'Cambria Math'"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1.00pt" fo:font-weight="normal" fo:font-family="'Cambria Math'" style:font-family-asian="'Cambria Math'" style:font-family-complex="'Cambria Math'"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normal" fo:font-family="'Cambria Math'" style:font-family-asian="'Cambria Math'" style:font-family-complex="'Cambria Math'" fo:background-color="transparent" style:use-window-font-color="tru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1.00pt" fo:font-weight="normal" fo:font-family="'Cambria Math'" style:font-family-asian="'Cambria Math'" style:font-family-complex="'Cambria Math'"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1.00pt" fo:font-weight="normal" fo:font-family="'Cambria Math'" style:font-family-asian="'Cambria Math'" style:font-family-complex="'Cambria Math'"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normal" fo:font-family="'Cambria Math'" style:font-family-asian="'Cambria Math'" style:font-family-complex="'Cambria Math'" fo:background-color="transparent" style:use-window-font-color="true"/>
    </style:style>
    <style:style style:name="T224" style:family="text">
      <style:text-properties fo:font-size="14.00pt" fo:font-weight="bold" fo:font-family="'Cambria Math'" style:font-family-asian="'Cambria Math'" style:font-family-complex="'Cambria Math'" fo:background-color="transparent" style:use-window-font-color="true"/>
    </style:style>
    <style:style style:name="T225" style:family="text">
      <style:text-properties fo:font-size="11.00pt" fo:font-weight="normal" fo:font-family="'Cambria Math'" style:font-family-asian="'Cambria Math'" style:font-family-complex="'Cambria Math'" fo:background-color="transparent" style:use-window-font-color="true"/>
    </style:style>
    <style:style style:name="T226" style:family="text">
      <style:text-properties fo:font-size="14.00pt" fo:font-weight="bold" fo:font-family="'Cambria Math'" style:font-family-asian="'Cambria Math'" style:font-family-complex="'Cambria Math'" fo:background-color="transparent" style:use-window-font-color="true"/>
    </style:style>
    <style:style style:name="T227" style:family="text">
      <style:text-properties fo:font-size="11.00pt" fo:font-weight="normal" fo:font-family="'Cambria Math'" style:font-family-asian="'Cambria Math'" style:font-family-complex="'Cambria Math'" fo:background-color="transparent" style:use-window-font-color="true"/>
    </style:style>
    <style:style style:name="T228" style:family="text">
      <style:text-properties fo:font-size="14.00pt" fo:font-weight="bold" fo:font-family="'Cambria Math'" style:font-family-asian="'Cambria Math'" style:font-family-complex="'Cambria Math'" fo:background-color="transparent" style:use-window-font-color="true"/>
    </style:style>
    <style:style style:name="T229" style:family="text">
      <style:text-properties fo:font-size="11.00pt" fo:font-weight="normal" fo:font-family="'Cambria Math'" style:font-family-asian="'Cambria Math'" style:font-family-complex="'Cambria Math'" fo:background-color="transparent" style:use-window-font-color="true"/>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1.00pt" fo:font-weight="normal" fo:font-family="'Cambria Math'" style:font-family-asian="'Cambria Math'" style:font-family-complex="'Cambria Math'"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1.00pt" fo:font-weight="normal" fo:font-family="'Cambria Math'" style:font-family-asian="'Cambria Math'" style:font-family-complex="'Cambria Math'"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1.00pt" fo:font-weight="normal" fo:font-family="'Cambria Math'" style:font-family-asian="'Cambria Math'" style:font-family-complex="'Cambria Math'"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normal" fo:font-family="'Cambria Math'" style:font-family-asian="'Cambria Math'" style:font-family-complex="'Cambria Math'" fo:background-color="transparent" style:use-window-font-color="true"/>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1.00pt" fo:font-weight="normal" fo:font-family="'Cambria Math'" style:font-family-asian="'Cambria Math'" style:font-family-complex="'Cambria Math'" fo:background-color="transparent" style:use-window-font-color="true"/>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1.00pt" fo:font-weight="normal" fo:font-family="'Cambria Math'" style:font-family-asian="'Cambria Math'" style:font-family-complex="'Cambria Math'"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4.00pt" fo:font-weight="bold" fo:font-family="'Cambria Math'" style:font-family-asian="'Cambria Math'" style:font-family-complex="'Cambria Math'" fo:background-color="transparent" style:use-window-font-color="true"/>
    </style:style>
    <style:style style:name="T244" style:family="text">
      <style:text-properties fo:font-size="11.00pt" fo:font-weight="normal" fo:font-family="'Cambria Math'" style:font-family-asian="'Cambria Math'" style:font-family-complex="'Cambria Math'" fo:background-color="transparent" style:use-window-font-color="true"/>
    </style:style>
    <style:style style:name="T245" style:family="text">
      <style:text-properties fo:font-size="14.00pt" fo:font-weight="bold" fo:font-family="'Cambria Math'" style:font-family-asian="'Cambria Math'" style:font-family-complex="'Cambria Math'" fo:background-color="transparent" style:use-window-font-color="true"/>
    </style:style>
    <style:style style:name="T246" style:family="text">
      <style:text-properties fo:font-size="11.00pt" fo:font-weight="normal" fo:font-family="'Cambria Math'" style:font-family-asian="'Cambria Math'" style:font-family-complex="'Cambria Math'" fo:background-color="transparent" style:use-window-font-color="true"/>
    </style:style>
    <style:style style:name="T247" style:family="text">
      <style:text-properties fo:font-size="11.00pt" fo:font-weight="normal" fo:font-family="Calibri" style:font-family-asian="Calibri" style:font-family-complex="Calibri" fo:background-color="transparent" style:use-window-font-color="true"/>
    </style:style>
    <style:style style:name="T248" style:family="text">
      <style:text-properties fo:font-size="14.00pt" fo:font-weight="bold" fo:font-family="'Cambria Math'" style:font-family-asian="'Cambria Math'" style:font-family-complex="'Cambria Math'" fo:background-color="transparent" style:use-window-font-color="true"/>
    </style:style>
    <style:style style:name="T249" style:family="text">
      <style:text-properties fo:font-size="11.00pt" fo:font-weight="normal" fo:font-family="'Cambria Math'" style:font-family-asian="'Cambria Math'" style:font-family-complex="'Cambria Math'" fo:background-color="transparent" style:use-window-font-color="true"/>
    </style:style>
    <style:style style:name="T250" style:family="text">
      <style:text-properties fo:font-size="14.00pt" fo:font-weight="bold" fo:font-family="'Cambria Math'" style:font-family-asian="'Cambria Math'" style:font-family-complex="'Cambria Math'" fo:background-color="transparent" style:use-window-font-color="true"/>
    </style:style>
    <style:style style:name="T251" style:family="text">
      <style:text-properties fo:font-size="11.00pt" fo:font-weight="normal" fo:font-family="'Cambria Math'" style:font-family-asian="'Cambria Math'" style:font-family-complex="'Cambria Math'"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1.00pt" fo:font-weight="normal" fo:font-family="'Cambria Math'" style:font-family-asian="'Cambria Math'" style:font-family-complex="'Cambria Math'" fo:background-color="transparent" style:use-window-font-color="true"/>
    </style:style>
    <style:style style:name="T254" style:family="text">
      <style:text-properties fo:font-size="11.00pt" fo:font-weight="normal" style:text-underline-mode="continuous" style:text-underline-type="single" style:text-underline-style="solid" style:text-underline-width="normal" fo:font-family="'Cambria Math'" style:font-family-asian="'Cambria Math'" style:font-family-complex="'Cambria Math'" fo:background-color="transparent" fo:color="#0000ff"/>
    </style:style>
    <style:style style:name="T255" style:family="text">
      <style:text-properties fo:font-size="11.00pt" fo:font-weight="normal" fo:font-family="'Cambria Math'" style:font-family-asian="'Cambria Math'" style:font-family-complex="'Cambria Math'" fo:background-color="transparent" style:use-window-font-color="true"/>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4.00pt" fo:font-weight="bold" fo:font-family="'Cambria Math'" style:font-family-asian="'Cambria Math'" style:font-family-complex="'Cambria Math'" fo:background-color="transparent" style:use-window-font-color="true"/>
    </style:style>
    <style:style style:name="T258" style:family="text">
      <style:text-properties fo:font-size="11.00pt" fo:font-weight="normal" fo:font-family="'Cambria Math'" style:font-family-asian="'Cambria Math'" style:font-family-complex="'Cambria Math'" fo:background-color="transparent" style:use-window-font-color="true"/>
    </style:style>
    <style:style style:name="T259" style:family="text">
      <style:text-properties fo:font-size="14.00pt" fo:font-weight="bold" fo:font-family="'Cambria Math'" style:font-family-asian="'Cambria Math'" style:font-family-complex="'Cambria Math'" fo:background-color="transparent" style:use-window-font-color="true"/>
    </style:style>
    <style:style style:name="T260" style:family="text">
      <style:text-properties fo:font-size="11.00pt" fo:font-weight="normal" fo:font-family="'Cambria Math'" style:font-family-asian="'Cambria Math'" style:font-family-complex="'Cambria Math'" fo:background-color="transparent" style:use-window-font-color="true"/>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4.00pt" fo:font-weight="bold" fo:font-family="'Cambria Math'" style:font-family-asian="'Cambria Math'" style:font-family-complex="'Cambria Math'" fo:background-color="transparent" style:use-window-font-color="true"/>
    </style:style>
    <style:style style:name="T263" style:family="text">
      <style:text-properties fo:font-size="11.00pt" fo:font-weight="bold" fo:font-family="'Cambria Math'" style:font-family-asian="'Cambria Math'" style:font-family-complex="'Cambria Math'" fo:background-color="transparent" style:use-window-font-color="true"/>
    </style:style>
    <style:style style:name="T264" style:family="text">
      <style:text-properties fo:font-size="11.00pt" fo:font-weight="normal" fo:font-family="'Cambria Math'" style:font-family-asian="'Cambria Math'" style:font-family-complex="'Cambria Math'" fo:background-color="transparent" style:use-window-font-color="true"/>
    </style:style>
    <style:style style:name="T265" style:family="text">
      <style:text-properties fo:font-size="11.00pt" fo:font-weight="bold" fo:font-family="'Cambria Math'" style:font-family-asian="'Cambria Math'" style:font-family-complex="'Cambria Math'" fo:background-color="transparent" style:use-window-font-color="true"/>
    </style:style>
    <style:style style:name="T266" style:family="text">
      <style:text-properties fo:font-size="11.00pt" fo:font-weight="normal" fo:font-family="'Cambria Math'" style:font-family-asian="'Cambria Math'" style:font-family-complex="'Cambria Math'" fo:background-color="transparent" style:use-window-font-color="true"/>
    </style:style>
    <style:style style:name="T267" style:family="text">
      <style:text-properties fo:font-size="11.00pt" fo:font-weight="bold" fo:font-family="'Cambria Math'" style:font-family-asian="'Cambria Math'" style:font-family-complex="'Cambria Math'" fo:background-color="transparent" style:use-window-font-color="true"/>
    </style:style>
    <style:style style:name="T268" style:family="text">
      <style:text-properties fo:font-size="11.00pt" fo:font-weight="normal" fo:font-family="'Cambria Math'" style:font-family-asian="'Cambria Math'" style:font-family-complex="'Cambria Math'" fo:background-color="transparent" style:use-window-font-color="true"/>
    </style:style>
    <style:style style:name="T269" style:family="text">
      <style:text-properties fo:font-size="11.00pt" fo:font-weight="bold" fo:font-family="'Cambria Math'" style:font-family-asian="'Cambria Math'" style:font-family-complex="'Cambria Math'" fo:background-color="transparent" style:use-window-font-color="true"/>
    </style:style>
    <style:style style:name="T270" style:family="text">
      <style:text-properties fo:font-size="11.00pt" fo:font-weight="normal" fo:font-family="'Cambria Math'" style:font-family-asian="'Cambria Math'" style:font-family-complex="'Cambria Math'" fo:background-color="transparent" style:use-window-font-color="true"/>
    </style:style>
    <style:style style:name="T271" style:family="text">
      <style:text-properties fo:font-size="11.00pt" fo:font-weight="bold" fo:font-family="'Cambria Math'" style:font-family-asian="'Cambria Math'" style:font-family-complex="'Cambria Math'" fo:background-color="transparent" style:use-window-font-color="true"/>
    </style:style>
    <style:style style:name="T272" style:family="text">
      <style:text-properties fo:font-size="11.00pt" fo:font-weight="normal" fo:font-family="'Cambria Math'" style:font-family-asian="'Cambria Math'" style:font-family-complex="'Cambria Math'" fo:background-color="transparent" style:use-window-font-color="true"/>
    </style:style>
    <style:style style:name="T273" style:family="text">
      <style:text-properties fo:font-size="11.00pt" fo:font-weight="bold" fo:font-family="'Cambria Math'" style:font-family-asian="'Cambria Math'" style:font-family-complex="'Cambria Math'" fo:background-color="transparent" style:use-window-font-color="true"/>
    </style:style>
    <style:style style:name="T274" style:family="text">
      <style:text-properties fo:font-size="11.00pt" fo:font-weight="normal" fo:font-family="'Cambria Math'" style:font-family-asian="'Cambria Math'" style:font-family-complex="'Cambria Math'" fo:background-color="transparent" style:use-window-font-color="true"/>
    </style:style>
    <style:style style:name="T275" style:family="text">
      <style:text-properties fo:font-size="11.00pt" fo:font-weight="bold" fo:font-family="'Cambria Math'" style:font-family-asian="'Cambria Math'" style:font-family-complex="'Cambria Math'" fo:background-color="transparent" style:use-window-font-color="true"/>
    </style:style>
    <style:style style:name="T276" style:family="text">
      <style:text-properties fo:font-size="11.00pt" fo:font-weight="normal" fo:font-family="'Cambria Math'" style:font-family-asian="'Cambria Math'" style:font-family-complex="'Cambria Math'" fo:background-color="transparent" style:use-window-font-color="true"/>
    </style:style>
    <style:style style:name="T277" style:family="text">
      <style:text-properties fo:font-size="14.00pt" fo:font-weight="bold" fo:font-family="'Cambria Math'" style:font-family-asian="'Cambria Math'" style:font-family-complex="'Cambria Math'" fo:background-color="transparent" style:use-window-font-color="true"/>
    </style:style>
    <style:style style:name="T278" style:family="text">
      <style:text-properties fo:font-size="11.00pt" fo:font-weight="normal" fo:font-family="'Cambria Math'" style:font-family-asian="'Cambria Math'" style:font-family-complex="'Cambria Math'" fo:background-color="transparent" style:use-window-font-color="true"/>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50.00%" fo:text-align="left" fo:margin-bottom="10.00pt"/>
    </style:style>
    <style:style style:name="P4" style:family="paragraph">
      <style:paragraph-properties fo:line-height="150.00%" fo:text-align="left" fo:margin-bottom="10.00pt"/>
    </style:style>
    <text:list-style style:name="L5">
      <text:list-level-style-bullet text:level="1" text:bullet-char="•">
        <style:list-level-properties text:space-before="18.00pt" text:min-label-width="18.00pt"/>
        <style:text-properties fo:font-family="Symbol"/>
      </text:list-level-style-bullet>
    </text:list-style>
    <style:style style:name="P5" style:family="paragraph">
      <style:paragraph-properties fo:line-height="150.00%" fo:text-align="left" fo:margin-bottom="10.00pt"/>
    </style:style>
    <style:style style:name="P6" style:family="paragraph">
      <style:paragraph-properties fo:line-height="150.00%" fo:text-align="left" fo:margin-bottom="10.00pt"/>
    </style:style>
    <text:list-style style:name="L7">
      <text:list-level-style-bullet text:level="1" text:bullet-char="•">
        <style:list-level-properties text:space-before="18.00pt" text:min-label-width="18.00pt"/>
        <style:text-properties fo:font-family="Symbol"/>
      </text:list-level-style-bullet>
    </text:list-style>
    <style:style style:name="P7" style:family="paragraph">
      <style:paragraph-properties fo:line-height="150.00%" fo:text-align="left" fo:margin-bottom="10.00pt"/>
    </style:style>
    <style:style style:name="P8" style:family="paragraph">
      <style:paragraph-properties fo:line-height="150.00%" fo:text-align="left" fo:margin-bottom="10.00pt"/>
    </style:style>
    <style:style style:name="P9" style:family="paragraph">
      <style:paragraph-properties fo:line-height="150.00%" fo:text-align="left" fo:margin-left="36.00pt" fo:text-indent="0.00pt" fo:margin-bottom="10.00pt"/>
    </style:style>
    <style:style style:name="P10" style:family="paragraph">
      <style:paragraph-properties fo:line-height="150.00%" fo:text-align="left" fo:margin-bottom="10.00pt"/>
    </style:style>
    <text:list-style style:name="L11">
      <text:list-level-style-bullet text:level="1" text:bullet-char="•">
        <style:list-level-properties text:space-before="18.00pt" text:min-label-width="18.00pt"/>
        <style:text-properties fo:font-family="Symbol"/>
      </text:list-level-style-bullet>
    </text:list-style>
    <style:style style:name="P11" style:family="paragraph">
      <style:paragraph-properties fo:line-height="150.00%" fo:text-align="left" fo:margin-bottom="10.00pt"/>
    </style:style>
    <style:style style:name="P12" style:family="paragraph">
      <style:paragraph-properties fo:line-height="150.00%" fo:text-align="left" fo:margin-bottom="10.00p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150.00%" fo:text-align="left" fo:margin-bottom="10.00pt"/>
    </style:style>
    <style:style style:name="P14" style:family="paragraph">
      <style:paragraph-properties fo:line-height="150.00%" fo:text-align="left" fo:margin-bottom="10.00pt"/>
    </style:style>
    <text:list-style style:name="L15">
      <text:list-level-style-bullet text:level="1" text:bullet-char="•">
        <style:list-level-properties text:space-before="18.00pt" text:min-label-width="18.00pt"/>
        <style:text-properties fo:font-family="Symbol"/>
      </text:list-level-style-bullet>
    </text:list-style>
    <style:style style:name="P15" style:family="paragraph">
      <style:paragraph-properties fo:line-height="150.00%" fo:text-align="left" fo:margin-bottom="10.00pt"/>
    </style:style>
    <style:style style:name="P16" style:family="paragraph">
      <style:paragraph-properties fo:line-height="150.00%" fo:text-align="left" fo:margin-bottom="10.00p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50.00%" fo:text-align="left" fo:margin-bottom="10.00pt"/>
    </style:style>
    <text:list-style style:name="L18">
      <text:list-level-style-number text:level="1" style:num-suffix="." style:num-format="1">
        <style:list-level-properties text:space-before="18.00pt" text:min-label-width="18.00pt"/>
      </text:list-level-style-number>
    </text:list-style>
    <style:style style:name="P18" style:family="paragraph">
      <style:paragraph-properties fo:line-height="150.00%" fo:text-align="left" fo:margin-bottom="10.00pt"/>
    </style:style>
    <style:style style:name="P19" style:family="paragraph">
      <style:paragraph-properties fo:line-height="150.00%" fo:text-align="left" fo:margin-bottom="10.00pt"/>
    </style:style>
    <text:list-style style:name="L20">
      <text:list-level-style-bullet text:level="1" text:bullet-char="•">
        <style:list-level-properties text:space-before="18.00pt" text:min-label-width="18.00pt"/>
        <style:text-properties fo:font-family="Symbol"/>
      </text:list-level-style-bullet>
    </text:list-style>
    <style:style style:name="P20" style:family="paragraph">
      <style:paragraph-properties fo:line-height="150.00%" fo:text-align="left" fo:margin-bottom="10.00pt"/>
    </style:style>
    <text:list-style style:name="L21">
      <text:list-level-style-number text:level="1" style:num-suffix="." style:num-format="1">
        <style:list-level-properties text:space-before="18.00pt" text:min-label-width="18.00pt"/>
      </text:list-level-style-number>
    </text:list-style>
    <style:style style:name="P21" style:family="paragraph">
      <style:paragraph-properties fo:line-height="150.00%" fo:text-align="left" fo:margin-bottom="10.00pt"/>
    </style:style>
    <style:style style:name="P22" style:family="paragraph">
      <style:paragraph-properties fo:line-height="150.00%" fo:text-align="left" fo:margin-bottom="10.00pt"/>
    </style:style>
    <text:list-style style:name="L23">
      <text:list-level-style-bullet text:level="1" text:bullet-char="•">
        <style:list-level-properties text:space-before="18.00pt" text:min-label-width="18.00pt"/>
        <style:text-properties fo:font-family="Symbol"/>
      </text:list-level-style-bullet>
    </text:list-style>
    <style:style style:name="P23" style:family="paragraph">
      <style:paragraph-properties fo:line-height="150.00%" fo:text-align="left" fo:margin-bottom="10.00pt"/>
    </style:style>
    <style:style style:name="P24" style:family="paragraph">
      <style:paragraph-properties fo:line-height="150.00%" fo:text-align="left" fo:margin-bottom="10.00pt"/>
    </style:style>
    <text:list-style style:name="L25">
      <text:list-level-style-bullet text:level="1" text:bullet-char="•">
        <style:list-level-properties text:space-before="18.00pt" text:min-label-width="18.00pt"/>
        <style:text-properties fo:font-family="Symbol"/>
      </text:list-level-style-bullet>
    </text:list-style>
    <style:style style:name="P25" style:family="paragraph">
      <style:paragraph-properties fo:line-height="150.00%" fo:text-align="left" fo:margin-bottom="10.00pt"/>
    </style:style>
    <style:style style:name="P26" style:family="paragraph">
      <style:paragraph-properties fo:line-height="150.00%" fo:text-align="left" fo:margin-bottom="10.00pt"/>
    </style:style>
    <text:list-style style:name="L27">
      <text:list-level-style-bullet text:level="1" text:bullet-char="•">
        <style:list-level-properties text:space-before="18.00pt" text:min-label-width="18.00pt"/>
        <style:text-properties fo:font-family="Symbol"/>
      </text:list-level-style-bullet>
    </text:list-style>
    <style:style style:name="P27" style:family="paragraph">
      <style:paragraph-properties fo:line-height="150.00%" fo:text-align="left" fo:margin-bottom="10.00pt"/>
    </style:style>
    <style:style style:name="P28" style:family="paragraph">
      <style:paragraph-properties fo:line-height="150.00%" fo:text-align="left" fo:margin-bottom="10.00pt"/>
    </style:style>
    <style:style style:name="P29" style:family="paragraph">
      <style:paragraph-properties fo:line-height="150.00%" fo:text-align="left" fo:margin-left="36.00pt" fo:text-indent="0.00pt" fo:margin-bottom="10.00pt"/>
    </style:style>
    <style:style style:name="P30" style:family="paragraph">
      <style:paragraph-properties fo:line-height="150.00%" fo:text-align="left" fo:margin-bottom="10.00pt">
        <style:tab-stops>
          <style:tab-stop style:position="9.00pt"/>
        </style:tab-stops>
      </style:paragraph-properties>
    </style:style>
    <text:list-style style:name="L31">
      <text:list-level-style-bullet text:level="1" text:bullet-char="•">
        <style:list-level-properties text:space-before="18.00pt" text:min-label-width="18.00pt"/>
        <style:text-properties fo:font-family="Symbol"/>
      </text:list-level-style-bullet>
    </text:list-style>
    <style:style style:name="P31" style:family="paragraph">
      <style:paragraph-properties fo:line-height="150.00%" fo:text-align="left" fo:margin-bottom="10.00pt">
        <style:tab-stops>
          <style:tab-stop style:position="838761.80pt"/>
        </style:tab-stops>
      </style:paragraph-properties>
    </style:style>
    <style:style style:name="P32" style:family="paragraph">
      <style:paragraph-properties fo:line-height="150.00%" fo:text-align="left" fo:margin-bottom="10.00pt">
        <style:tab-stops>
          <style:tab-stop style:position="9.00pt"/>
        </style:tab-stops>
      </style:paragraph-properties>
    </style:style>
    <text:list-style style:name="L33">
      <text:list-level-style-bullet text:level="1" text:bullet-char="•">
        <style:list-level-properties text:space-before="18.00pt" text:min-label-width="18.00pt"/>
        <style:text-properties fo:font-family="Symbol"/>
      </text:list-level-style-bullet>
    </text:list-style>
    <style:style style:name="P33" style:family="paragraph">
      <style:paragraph-properties fo:line-height="150.00%" fo:text-align="left" fo:margin-bottom="10.00pt">
        <style:tab-stops>
          <style:tab-stop style:position="838761.80pt"/>
        </style:tab-stops>
      </style:paragraph-properties>
    </style:style>
    <style:style style:name="P34" style:family="paragraph">
      <style:paragraph-properties fo:line-height="150.00%" fo:text-align="left" fo:margin-bottom="10.00pt">
        <style:tab-stops>
          <style:tab-stop style:position="9.00pt"/>
        </style:tab-stops>
      </style:paragraph-properties>
    </style:style>
    <text:list-style style:name="L35">
      <text:list-level-style-bullet text:level="1" text:bullet-char="•">
        <style:list-level-properties text:space-before="18.00pt" text:min-label-width="18.00pt"/>
        <style:text-properties fo:font-family="Symbol"/>
      </text:list-level-style-bullet>
    </text:list-style>
    <style:style style:name="P35" style:family="paragraph">
      <style:paragraph-properties fo:line-height="150.00%" fo:text-align="left" fo:margin-bottom="10.00pt">
        <style:tab-stops>
          <style:tab-stop style:position="838761.80pt"/>
        </style:tab-stops>
      </style:paragraph-properties>
    </style:style>
    <style:style style:name="P36" style:family="paragraph">
      <style:paragraph-properties fo:line-height="150.00%" fo:text-align="left" fo:margin-bottom="10.00pt">
        <style:tab-stops>
          <style:tab-stop style:position="9.00pt"/>
        </style:tab-stops>
      </style:paragraph-properties>
    </style:style>
    <text:list-style style:name="L37">
      <text:list-level-style-bullet text:level="1" text:bullet-char="•">
        <style:list-level-properties text:space-before="18.00pt" text:min-label-width="18.00pt"/>
        <style:text-properties fo:font-family="Symbol"/>
      </text:list-level-style-bullet>
    </text:list-style>
    <style:style style:name="P37" style:family="paragraph">
      <style:paragraph-properties fo:line-height="150.00%" fo:text-align="left" fo:margin-bottom="10.00pt">
        <style:tab-stops>
          <style:tab-stop style:position="838761.80pt"/>
        </style:tab-stops>
      </style:paragraph-properties>
    </style:style>
    <style:style style:name="P38" style:family="paragraph">
      <style:paragraph-properties fo:line-height="150.00%" fo:text-align="left" fo:margin-bottom="10.00pt">
        <style:tab-stops>
          <style:tab-stop style:position="9.00pt"/>
        </style:tab-stops>
      </style:paragraph-properties>
    </style:style>
    <text:list-style style:name="L39">
      <text:list-level-style-bullet text:level="1" text:bullet-char="•">
        <style:list-level-properties text:space-before="18.00pt" text:min-label-width="18.00pt"/>
        <style:text-properties fo:font-family="Symbol"/>
      </text:list-level-style-bullet>
    </text:list-style>
    <style:style style:name="P39" style:family="paragraph">
      <style:paragraph-properties fo:line-height="150.00%" fo:text-align="left" fo:margin-bottom="10.00pt">
        <style:tab-stops>
          <style:tab-stop style:position="838761.80pt"/>
        </style:tab-stops>
      </style:paragraph-properties>
    </style:style>
    <style:style style:name="P40" style:family="paragraph">
      <style:paragraph-properties fo:line-height="150.00%" fo:text-align="left" fo:margin-bottom="10.00pt">
        <style:tab-stops>
          <style:tab-stop style:position="9.00pt"/>
        </style:tab-stops>
      </style:paragraph-properties>
    </style:style>
    <style:style style:name="P41" style:family="paragraph">
      <style:paragraph-properties fo:line-height="150.00%" fo:text-align="left" fo:margin-left="36.00pt" fo:text-indent="0.00pt" fo:margin-bottom="10.00pt">
        <style:tab-stops>
          <style:tab-stop style:position="-27.00pt"/>
        </style:tab-stops>
      </style:paragraph-properties>
    </style:style>
    <style:style style:name="P42" style:family="paragraph">
      <style:paragraph-properties fo:line-height="150.00%" fo:text-align="left" fo:margin-bottom="10.00pt">
        <style:tab-stops>
          <style:tab-stop style:position="9.00pt"/>
        </style:tab-stops>
      </style:paragraph-properties>
    </style:style>
    <text:list-style style:name="L43">
      <text:list-level-style-bullet text:level="1" text:bullet-char="•">
        <style:list-level-properties text:space-before="18.00pt" text:min-label-width="18.00pt"/>
        <style:text-properties fo:font-family="Symbol"/>
      </text:list-level-style-bullet>
    </text:list-style>
    <style:style style:name="P43" style:family="paragraph">
      <style:paragraph-properties fo:line-height="150.00%" fo:text-align="left" fo:margin-bottom="10.00pt">
        <style:tab-stops>
          <style:tab-stop style:position="838761.80pt"/>
        </style:tab-stops>
      </style:paragraph-properties>
    </style:style>
    <text:list-style style:name="L44">
      <text:list-level-style-number text:level="1" style:num-suffix="." style:num-format="1">
        <style:list-level-properties text:space-before="162.00pt" text:min-label-width="18.00pt"/>
      </text:list-level-style-number>
    </text:list-style>
    <style:style style:name="P44" style:family="paragraph">
      <style:paragraph-properties fo:line-height="150.00%" fo:text-align="left" fo:margin-left="144.00pt" fo:text-indent="0.00pt" fo:margin-bottom="10.00pt">
        <style:tab-stops>
          <style:tab-stop style:position="838617.80pt"/>
        </style:tab-stops>
      </style:paragraph-properties>
    </style:style>
    <style:style style:name="P45" style:family="paragraph">
      <style:paragraph-properties fo:line-height="150.00%" fo:text-align="left" fo:margin-bottom="10.00pt">
        <style:tab-stops>
          <style:tab-stop style:position="9.00pt"/>
        </style:tab-stops>
      </style:paragraph-properties>
    </style:style>
    <text:list-style style:name="L46">
      <text:list-level-style-bullet text:level="1" text:bullet-char="•">
        <style:list-level-properties text:space-before="18.00pt" text:min-label-width="18.00pt"/>
        <style:text-properties fo:font-family="Symbol"/>
      </text:list-level-style-bullet>
    </text:list-style>
    <style:style style:name="P46" style:family="paragraph">
      <style:paragraph-properties fo:line-height="150.00%" fo:text-align="left" fo:margin-bottom="10.00pt">
        <style:tab-stops>
          <style:tab-stop style:position="838797.80pt"/>
        </style:tab-stops>
      </style:paragraph-properties>
    </style:style>
    <style:style style:name="P47" style:family="paragraph">
      <style:paragraph-properties fo:line-height="150.00%" fo:text-align="left" fo:margin-bottom="10.00pt">
        <style:tab-stops>
          <style:tab-stop style:position="9.00pt"/>
        </style:tab-stops>
      </style:paragraph-properties>
    </style:style>
    <text:list-style style:name="L48">
      <text:list-level-style-bullet text:level="1" text:bullet-char="•">
        <style:list-level-properties text:space-before="18.00pt" text:min-label-width="18.00pt"/>
        <style:text-properties fo:font-family="Symbol"/>
      </text:list-level-style-bullet>
    </text:list-style>
    <style:style style:name="P48" style:family="paragraph">
      <style:paragraph-properties fo:line-height="150.00%" fo:text-align="left" fo:margin-bottom="10.00pt">
        <style:tab-stops>
          <style:tab-stop style:position="838797.80pt"/>
        </style:tab-stops>
      </style:paragraph-properties>
    </style:style>
    <style:style style:name="P49" style:family="paragraph">
      <style:paragraph-properties fo:line-height="150.00%" fo:text-align="left" fo:margin-bottom="10.00pt">
        <style:tab-stops>
          <style:tab-stop style:position="9.00pt"/>
        </style:tab-stops>
      </style:paragraph-properties>
    </style:style>
    <text:list-style style:name="L50">
      <text:list-level-style-bullet text:level="1" text:bullet-char="•">
        <style:list-level-properties text:space-before="18.00pt" text:min-label-width="18.00pt"/>
        <style:text-properties fo:font-family="Symbol"/>
      </text:list-level-style-bullet>
    </text:list-style>
    <style:style style:name="P50" style:family="paragraph">
      <style:paragraph-properties fo:line-height="150.00%" fo:text-align="left" fo:margin-bottom="10.00pt">
        <style:tab-stops>
          <style:tab-stop style:position="838797.80pt"/>
        </style:tab-stops>
      </style:paragraph-properties>
    </style:style>
    <style:style style:name="P51" style:family="paragraph">
      <style:paragraph-properties fo:line-height="150.00%" fo:text-align="left" fo:margin-bottom="10.00pt">
        <style:tab-stops>
          <style:tab-stop style:position="9.00pt"/>
        </style:tab-stops>
      </style:paragraph-properties>
    </style:style>
    <style:style style:name="P52" style:family="paragraph">
      <style:paragraph-properties fo:line-height="150.00%" fo:text-align="left" fo:margin-left="36.00pt" fo:text-indent="0.00pt" fo:margin-bottom="10.00pt">
        <style:tab-stops>
          <style:tab-stop style:position="-27.00pt"/>
        </style:tab-stops>
      </style:paragraph-properties>
    </style:style>
    <text:list-style style:name="L53">
      <text:list-level-style-bullet text:level="1" text:bullet-char="•">
        <style:list-level-properties text:space-before="18.00pt" text:min-label-width="18.00pt"/>
        <style:text-properties fo:font-family="Symbol"/>
      </text:list-level-style-bullet>
    </text:list-style>
    <style:style style:name="P53" style:family="paragraph">
      <style:paragraph-properties fo:line-height="150.00%" fo:text-align="left" fo:margin-bottom="10.00pt">
        <style:tab-stops>
          <style:tab-stop style:position="838797.80pt"/>
        </style:tab-stops>
      </style:paragraph-properties>
    </style:style>
    <style:style style:name="P54" style:family="paragraph">
      <style:paragraph-properties fo:line-height="150.00%" fo:text-align="left" fo:margin-bottom="10.00pt">
        <style:tab-stops>
          <style:tab-stop style:position="9.00pt"/>
        </style:tab-stops>
      </style:paragraph-properties>
    </style:style>
    <text:list-style style:name="L55">
      <text:list-level-style-bullet text:level="1" text:bullet-char="•">
        <style:list-level-properties text:space-before="18.00pt" text:min-label-width="18.00pt"/>
        <style:text-properties fo:font-family="Symbol"/>
      </text:list-level-style-bullet>
    </text:list-style>
    <style:style style:name="P55" style:family="paragraph">
      <style:paragraph-properties fo:line-height="150.00%" fo:text-align="left" fo:margin-bottom="10.00pt">
        <style:tab-stops>
          <style:tab-stop style:position="838797.80pt"/>
        </style:tab-stops>
      </style:paragraph-properties>
    </style:style>
    <style:style style:name="P56" style:family="paragraph">
      <style:paragraph-properties fo:line-height="150.00%" fo:text-align="left" fo:margin-bottom="10.00pt">
        <style:tab-stops>
          <style:tab-stop style:position="9.00pt"/>
        </style:tab-stops>
      </style:paragraph-properties>
    </style:style>
    <text:list-style style:name="L57">
      <text:list-level-style-bullet text:level="1" text:bullet-char="•">
        <style:list-level-properties text:space-before="18.00pt" text:min-label-width="18.00pt"/>
        <style:text-properties fo:font-family="Symbol"/>
      </text:list-level-style-bullet>
    </text:list-style>
    <style:style style:name="P57" style:family="paragraph">
      <style:paragraph-properties fo:line-height="150.00%" fo:text-align="left" fo:margin-bottom="10.00pt">
        <style:tab-stops>
          <style:tab-stop style:position="838797.80pt"/>
        </style:tab-stops>
      </style:paragraph-properties>
    </style:style>
    <style:style style:name="P58" style:family="paragraph">
      <style:paragraph-properties fo:line-height="150.00%" fo:text-align="left" fo:margin-bottom="10.00pt">
        <style:tab-stops>
          <style:tab-stop style:position="9.00pt"/>
        </style:tab-stops>
      </style:paragraph-properties>
    </style:style>
    <text:list-style style:name="L59">
      <text:list-level-style-bullet text:level="1" text:bullet-char="•">
        <style:list-level-properties text:space-before="18.00pt" text:min-label-width="18.00pt"/>
        <style:text-properties fo:font-family="Symbol"/>
      </text:list-level-style-bullet>
    </text:list-style>
    <style:style style:name="P59" style:family="paragraph">
      <style:paragraph-properties fo:line-height="150.00%" fo:text-align="left" fo:margin-bottom="10.00pt">
        <style:tab-stops>
          <style:tab-stop style:position="838797.80pt"/>
        </style:tab-stops>
      </style:paragraph-properties>
    </style:style>
    <style:style style:name="P60" style:family="paragraph">
      <style:paragraph-properties fo:line-height="150.00%" fo:text-align="left" fo:margin-bottom="10.00pt">
        <style:tab-stops>
          <style:tab-stop style:position="9.00pt"/>
        </style:tab-stops>
      </style:paragraph-properties>
    </style:style>
    <text:list-style style:name="L61">
      <text:list-level-style-bullet text:level="1" text:bullet-char="•">
        <style:list-level-properties text:space-before="18.00pt" text:min-label-width="18.00pt"/>
        <style:text-properties fo:font-family="Symbol"/>
      </text:list-level-style-bullet>
    </text:list-style>
    <style:style style:name="P61" style:family="paragraph">
      <style:paragraph-properties fo:line-height="150.00%" fo:text-align="left" fo:margin-bottom="10.00pt">
        <style:tab-stops>
          <style:tab-stop style:position="838797.80pt"/>
        </style:tab-stops>
      </style:paragraph-properties>
    </style:style>
    <style:style style:name="P62" style:family="paragraph">
      <style:paragraph-properties fo:line-height="150.00%" fo:text-align="left" fo:margin-bottom="10.00pt">
        <style:tab-stops>
          <style:tab-stop style:position="9.00pt"/>
        </style:tab-stops>
      </style:paragraph-properties>
    </style:style>
    <text:list-style style:name="L63">
      <text:list-level-style-bullet text:level="1" text:bullet-char="•">
        <style:list-level-properties text:space-before="18.00pt" text:min-label-width="18.00pt"/>
        <style:text-properties fo:font-family="Symbol"/>
      </text:list-level-style-bullet>
    </text:list-style>
    <style:style style:name="P63" style:family="paragraph">
      <style:paragraph-properties fo:line-height="150.00%" fo:text-align="left" fo:margin-bottom="10.00pt">
        <style:tab-stops>
          <style:tab-stop style:position="838797.80pt"/>
        </style:tab-stops>
      </style:paragraph-properties>
    </style:style>
    <style:style style:name="P64" style:family="paragraph">
      <style:paragraph-properties fo:line-height="150.00%" fo:text-align="left" fo:margin-bottom="10.00pt">
        <style:tab-stops>
          <style:tab-stop style:position="9.00pt"/>
        </style:tab-stops>
      </style:paragraph-properties>
    </style:style>
    <text:list-style style:name="L65">
      <text:list-level-style-bullet text:level="1" text:bullet-char="•">
        <style:list-level-properties text:space-before="18.00pt" text:min-label-width="18.00pt"/>
        <style:text-properties fo:font-family="Symbol"/>
      </text:list-level-style-bullet>
    </text:list-style>
    <style:style style:name="P65" style:family="paragraph">
      <style:paragraph-properties fo:line-height="150.00%" fo:text-align="left" fo:margin-bottom="10.00pt">
        <style:tab-stops>
          <style:tab-stop style:position="838797.80pt"/>
        </style:tab-stops>
      </style:paragraph-properties>
    </style:style>
    <style:style style:name="P66" style:family="paragraph">
      <style:paragraph-properties fo:line-height="150.00%" fo:text-align="left" fo:margin-bottom="10.00pt">
        <style:tab-stops>
          <style:tab-stop style:position="9.00pt"/>
        </style:tab-stops>
      </style:paragraph-properties>
    </style:style>
    <text:list-style style:name="L67">
      <text:list-level-style-bullet text:level="1" text:bullet-char="•">
        <style:list-level-properties text:space-before="18.00pt" text:min-label-width="18.00pt"/>
        <style:text-properties fo:font-family="Symbol"/>
      </text:list-level-style-bullet>
    </text:list-style>
    <style:style style:name="P67" style:family="paragraph">
      <style:paragraph-properties fo:line-height="150.00%" fo:text-align="left" fo:margin-bottom="10.00pt">
        <style:tab-stops>
          <style:tab-stop style:position="838797.80pt"/>
        </style:tab-stops>
      </style:paragraph-properties>
    </style:style>
    <style:style style:name="P68" style:family="paragraph">
      <style:paragraph-properties fo:line-height="150.00%" fo:text-align="left" fo:margin-bottom="10.00pt">
        <style:tab-stops>
          <style:tab-stop style:position="9.00pt"/>
        </style:tab-stops>
      </style:paragraph-properties>
    </style:style>
    <text:list-style style:name="L69">
      <text:list-level-style-bullet text:level="1" text:bullet-char="•">
        <style:list-level-properties text:space-before="18.00pt" text:min-label-width="18.00pt"/>
        <style:text-properties fo:font-family="Symbol"/>
      </text:list-level-style-bullet>
    </text:list-style>
    <style:style style:name="P69" style:family="paragraph">
      <style:paragraph-properties fo:line-height="150.00%" fo:text-align="left" fo:margin-bottom="10.00pt">
        <style:tab-stops>
          <style:tab-stop style:position="838797.80pt"/>
        </style:tab-stops>
      </style:paragraph-properties>
    </style:style>
    <style:style style:name="P70" style:family="paragraph">
      <style:paragraph-properties fo:line-height="150.00%" fo:text-align="left" fo:margin-bottom="10.00pt">
        <style:tab-stops>
          <style:tab-stop style:position="9.00pt"/>
        </style:tab-stops>
      </style:paragraph-properties>
    </style:style>
    <text:list-style style:name="L71">
      <text:list-level-style-bullet text:level="1" text:bullet-char="•">
        <style:list-level-properties text:space-before="18.00pt" text:min-label-width="18.00pt"/>
        <style:text-properties fo:font-family="Symbol"/>
      </text:list-level-style-bullet>
    </text:list-style>
    <style:style style:name="P71" style:family="paragraph">
      <style:paragraph-properties fo:line-height="150.00%" fo:text-align="left" fo:margin-bottom="10.00pt">
        <style:tab-stops>
          <style:tab-stop style:position="838797.80pt"/>
        </style:tab-stops>
      </style:paragraph-properties>
    </style:style>
    <style:style style:name="P72" style:family="paragraph">
      <style:paragraph-properties fo:line-height="150.00%" fo:text-align="left" fo:margin-bottom="10.00pt">
        <style:tab-stops>
          <style:tab-stop style:position="9.00pt"/>
        </style:tab-stops>
      </style:paragraph-properties>
    </style:style>
    <style:style style:name="P73" style:family="paragraph">
      <style:paragraph-properties fo:line-height="150.00%" fo:text-align="left" fo:margin-left="36.00pt" fo:text-indent="0.00pt" fo:margin-bottom="10.00pt">
        <style:tab-stops>
          <style:tab-stop style:position="-27.00pt"/>
        </style:tab-stops>
      </style:paragraph-properties>
    </style:style>
    <style:style style:name="P74" style:family="paragraph">
      <style:paragraph-properties fo:line-height="150.00%" fo:text-align="left" fo:margin-bottom="10.00pt">
        <style:tab-stops>
          <style:tab-stop style:position="9.00pt"/>
        </style:tab-stops>
      </style:paragraph-properties>
    </style:style>
    <text:list-style style:name="L75">
      <text:list-level-style-bullet text:level="1" text:bullet-char="•">
        <style:list-level-properties text:space-before="18.00pt" text:min-label-width="18.00pt"/>
        <style:text-properties fo:font-family="Symbol"/>
      </text:list-level-style-bullet>
    </text:list-style>
    <style:style style:name="P75" style:family="paragraph">
      <style:paragraph-properties fo:line-height="150.00%" fo:text-align="left" fo:margin-bottom="10.00pt">
        <style:tab-stops>
          <style:tab-stop style:position="838797.80pt"/>
        </style:tab-stops>
      </style:paragraph-properties>
    </style:style>
    <style:style style:name="P76" style:family="paragraph">
      <style:paragraph-properties fo:line-height="150.00%" fo:text-align="left" fo:margin-bottom="10.00pt">
        <style:tab-stops>
          <style:tab-stop style:position="9.00pt"/>
        </style:tab-stops>
      </style:paragraph-properties>
    </style:style>
    <text:list-style style:name="L77">
      <text:list-level-style-bullet text:level="1" text:bullet-char="•">
        <style:list-level-properties text:space-before="18.00pt" text:min-label-width="18.00pt"/>
        <style:text-properties fo:font-family="Symbol"/>
      </text:list-level-style-bullet>
    </text:list-style>
    <style:style style:name="P77" style:family="paragraph">
      <style:paragraph-properties fo:line-height="150.00%" fo:text-align="left" fo:margin-bottom="10.00pt">
        <style:tab-stops>
          <style:tab-stop style:position="838797.80pt"/>
        </style:tab-stops>
      </style:paragraph-properties>
    </style:style>
    <style:style style:name="P78" style:family="paragraph">
      <style:paragraph-properties fo:line-height="150.00%" fo:text-align="left" fo:margin-bottom="10.00pt">
        <style:tab-stops>
          <style:tab-stop style:position="9.00pt"/>
        </style:tab-stops>
      </style:paragraph-properties>
    </style:style>
    <style:style style:name="P79" style:family="paragraph">
      <style:paragraph-properties fo:line-height="150.00%" fo:text-align="left" fo:margin-left="36.00pt" fo:text-indent="0.00pt" fo:margin-bottom="10.00pt">
        <style:tab-stops>
          <style:tab-stop style:position="-27.00pt"/>
        </style:tab-stops>
      </style:paragraph-properties>
    </style:style>
    <style:style style:name="P80" style:family="paragraph">
      <style:paragraph-properties fo:line-height="150.00%" fo:text-align="left" fo:margin-bottom="10.00pt">
        <style:tab-stops>
          <style:tab-stop style:position="9.00pt"/>
        </style:tab-stops>
      </style:paragraph-properties>
    </style:style>
    <style:style style:name="P81" style:family="paragraph">
      <style:paragraph-properties fo:line-height="150.00%" fo:text-align="left" fo:margin-bottom="10.00pt"/>
    </style:style>
    <style:style style:name="P82" style:family="paragraph">
      <style:paragraph-properties fo:line-height="115.00%" fo:text-align="left" fo:margin-bottom="10.00pt"/>
    </style:style>
  </office:automatic-styles>
  <office:body>
    <office:text>
      <text:p text:style-name="P1"><text:span text:style-name="T1">MODULE 4 : JAVASCRIPT BASIC &amp; DOM</text:span><text:span text:style-name="T2"/></text:p>
      <text:p text:style-name="P1"><text:span text:style-name="T3"/></text:p>
      <text:p text:style-name="P2"><text:span text:style-name="T4">Q-1 What is javascript ?</text:span><text:span text:style-name="T5"/></text:p>
      <text:list text:style-name="L3">
        <text:list-item>
          <text:p text:style-name="P3"><text:span text:style-name="T6">JavaScript (JS) is a computer programming language used to make websites and applications dynamic and interactive.</text:span></text:p>
        </text:list-item>
        <text:list-item>
          <text:p text:style-name="P3"><text:span text:style-name="T6">It’s unique because it can run directly in your browser, not just on a server.</text:span></text:p>
        </text:list-item>
        <text:list-item>
          <text:p text:style-name="P3"><text:span text:style-name="T6">Along with hypertext markup language (HTML) and cascading style sheets (CSS), JavaScript is one of the most commonly used programming languages of the internet.</text:span></text:p>
        </text:list-item>
        <text:list-item>
          <text:p text:style-name="P3"><text:span text:style-name="T6">JavaScript adds behavior and interactivity.</text:span></text:p>
        </text:list-item>
      </text:list>
      <text:p text:style-name="P4"><text:span text:style-name="T7"/></text:p>
      <text:p text:style-name="P4"><text:span text:style-name="T8">Q-2 What is the use of NaN function ?</text:span><text:span text:style-name="T9"/></text:p>
      <text:list text:style-name="L5">
        <text:list-item>
          <text:p text:style-name="P5"><text:span text:style-name="T10">In Javascript NaN stands for "Not-a-Number". Hence here, isNaN() is a method in Javascript used to check whether a value is a number or not.</text:span></text:p>
        </text:list-item>
        <text:list-item>
          <text:p text:style-name="P5"><text:span text:style-name="T10">The method isNaN in JavaScript returns true if the given value is Not-a-Number, else it returns false.</text:span></text:p>
        </text:list-item>
        <text:list-item>
          <text:p text:style-name="P5"><text:span text:style-name="T10">Syntax of isNaN() : isNaN(value to be tested)</text:span></text:p>
        </text:list-item>
        <text:list-item>
          <text:p text:style-name="P5"><text:span text:style-name="T11">EX:-<text:s text:c="72"/>OUTPUT:-</text:span></text:p>
        </text:list-item>
      </text:list>
      <text:p text:style-name="P6"><text:span text:style-name="T12"><text:tab/>console.log(isNaN(NaN))<text:s text:c="31"/>true</text:span></text:p>
      <text:p text:style-name="P6"><text:span text:style-name="T12"><text:tab/>console.log(isNaN(0))<text:s text:c="37"/>false</text:span></text:p>
      <text:p text:style-name="P6"><text:span text:style-name="T12"><text:tab/>console.log(isNaN(0/0))<text:s text:c="33"/>true</text:span></text:p>
      <text:p text:style-name="P6"><text:span text:style-name="T13"/></text:p>
      <text:p text:style-name="P6"><text:span text:style-name="T14">Q-3 What is negative Infinity ?</text:span><text:span text:style-name="T15"/></text:p>
      <text:list text:style-name="L7">
        <text:list-item>
          <text:p text:style-name="P7"><text:span text:style-name="T16">Negative infinity is a number in java script, which is derived by 'dividing negative number by zero'.</text:span></text:p>
        </text:list-item>
        <text:list-item>
          <text:p text:style-name="P7"><text:span text:style-name="T16">A number object needs not to be created to access this static property.</text:span></text:p>
        </text:list-item>
        <text:list-item>
          <text:p text:style-name="P7"><text:span text:style-name="T16">The value of negative infinity is the same as the negative value of the infinity property of the global object.</text:span></text:p>
        </text:list-item>
        <text:list-item>
          <text:p text:style-name="P7"><text:span text:style-name="T16">Following syntax will show you how you can use the negative infinity in your code </text:span></text:p>
        </text:list-item>
      </text:list>
      <text:p text:style-name="P8"><text:span text:style-name="T16"><text:tab/><text:tab/></text:span><text:span text:style-name="T17"><text:s/></text:span><text:span text:style-name="T18">let var_name = Number.NEGATIVE_INFINITY;</text:span></text:p>
      <text:p text:style-name="P9"><text:span text:style-name="T19">Example:</text:span></text:p>
      <text:p text:style-name="P9"><text:span text:style-name="T20">&lt;!DOCTYPE html&gt;</text:span></text:p>
      <text:p text:style-name="P9"><text:span text:style-name="T20">&lt;html&gt;</text:span></text:p>
      <text:p text:style-name="P9"><text:span text:style-name="T20">&lt;head&gt;</text:span></text:p>
      <text:p text:style-name="P9"><text:span text:style-name="T20">&lt;meta charset=”UTF-8”&gt;</text:span></text:p>
      <text:p text:style-name="P9"><text:span text:style-name="T20">&lt;meta Http-equiv=”X-UA-Compatible” content=”IE=edge”&gt;</text:span></text:p>
      <text:p text:style-name="P9"><text:span text:style-name="T20">&lt;meta name=”viewport” content=”width-device-width, initial-scale=1.0”&gt;</text:span></text:p>
      <text:p text:style-name="P9"><text:span text:style-name="T20">&lt;title&gt;document&lt;/title&gt;</text:span></text:p>
      <text:p text:style-name="P9"><text:span text:style-name="T20">&lt;/head&gt;</text:span></text:p>
      <text:p text:style-name="P9"><text:span text:style-name="T20">&lt;body&gt;</text:span></text:p>
      <text:p text:style-name="P9"><text:span text:style-name="T20"><text:s text:c="4"/>&lt;style&gt;</text:span></text:p>
      <text:p text:style-name="P9"><text:span text:style-name="T20"><text:s text:c="8"/>h1 {</text:span></text:p>
      <text:p text:style-name="P9"><text:span text:style-name="T20"><text:s text:c="12"/>color: green;</text:span></text:p>
      <text:p text:style-name="P9"><text:span text:style-name="T20"><text:s text:c="8"/>}</text:span></text:p>
      <text:p text:style-name="P9"><text:span text:style-name="T20"><text:s text:c="4"/>&lt;/style&gt;</text:span></text:p>
      <text:p text:style-name="P9"><text:span text:style-name="T20"><text:s text:c="4"/>&lt;h1&gt;Tops Technology&lt;/h1&gt;</text:span></text:p>
      <text:p text:style-name="P9"><text:span text:style-name="T20"><text:s text:c="4"/>&lt;h1&gt;</text:span></text:p>
      <text:p text:style-name="P9"><text:span text:style-name="T20"><text:s text:c="6"/>What is negative infinity in JavaScript?</text:span></text:p>
      <text:p text:style-name="P9"><text:span text:style-name="T20"><text:s text:c="2"/>&lt;/h1&gt;</text:span></text:p>
      <text:p text:style-name="P9"><text:span text:style-name="T20"><text:s text:c="4"/>&lt;button onclick="TopsNegativeInfinity()"&gt;</text:span></text:p>
      <text:p text:style-name="P9"><text:span text:style-name="T20"><text:s text:c="6"/>Generate negative infinite</text:span></text:p>
      <text:p text:style-name="P9"><text:span text:style-name="T20"><text:s text:c="2"/>&lt;/button&gt;</text:span></text:p>
      <text:p text:style-name="P9"><text:span text:style-name="T20"><text:s text:c="4"/>&lt;p id="Tops"&gt;&lt;/p&gt;</text:span></text:p>
      <text:p text:style-name="P9"><text:span text:style-name="T20"><text:s text:c="4"/>&lt;script&gt;</text:span></text:p>
      <text:p text:style-name="P9"><text:span text:style-name="T20"><text:s text:c="8"/>function TopsNegativeInfinity() {</text:span></text:p>
      <text:p text:style-name="P9"><text:span text:style-name="T20"><text:s text:c="12"/>//negative value greater than the </text:span></text:p>
      <text:p text:style-name="P9"><text:span text:style-name="T20"><text:s text:c="12"/>//largest representable number in JavaScript</text:span></text:p>
      <text:p text:style-name="P9"><text:span text:style-name="T20"><text:s text:c="12"/>var n = (-Number.MAX_VALUE) * 2; </text:span></text:p>
      <text:p text:style-name="P9"><text:span text:style-name="T20"><text:s text:c="12"/>document.getElementById("Tops").innerHTML = n;</text:span></text:p>
      <text:p text:style-name="P9"><text:span text:style-name="T20"><text:s text:c="8"/>}</text:span></text:p>
      <text:p text:style-name="P9"><text:span text:style-name="T20"><text:s text:c="4"/>&lt;/script&gt;</text:span></text:p>
      <text:p text:style-name="P9"><text:span text:style-name="T20">&lt;/body&gt;</text:span></text:p>
      <text:p text:style-name="P9"><text:span text:style-name="T20">&lt;/html&gt;</text:span></text:p>
      <text:p text:style-name="P10"><text:span text:style-name="T21"/></text:p>
      <text:p text:style-name="P10"><text:span text:style-name="T22">Q-4 Which company developed JavaScript?</text:span></text:p>
      <text:list text:style-name="L11">
        <text:list-item>
          <text:p text:style-name="P11"><text:span text:style-name="T23">JavaScript was invented by Brendan Eich in 1995.</text:span></text:p>
        </text:list-item>
        <text:list-item>
          <text:p text:style-name="P11"><text:span text:style-name="T23">It was developed for Netscape 2, and became the ECMA-262 standard in 1997.</text:span></text:p>
        </text:list-item>
      </text:list>
      <text:p text:style-name="P12"><text:span text:style-name="T24"/></text:p>
      <text:p text:style-name="P12"><text:span text:style-name="T25">Q-5 What are undeclared and undefined variables?</text:span></text:p>
      <text:list text:style-name="L13">
        <text:list-item>
          <text:p text:style-name="P13"><text:span text:style-name="T26">Undefined:<text:s/></text:span><text:span text:style-name="T27">It occurs when a variable has been declared but has not been assigned any value. Undefined is not a keyword. </text:span></text:p>
        </text:list-item>
      </text:list>
      <text:p text:style-name="P14"><text:span text:style-name="T27"><text:tab/></text:span><text:span text:style-name="T28">EX:-</text:span></text:p>
      <text:p text:style-name="P14"><text:span text:style-name="T28"><text:tab/><text:tab/></text:span><text:span text:style-name="T29">let x;</text:span></text:p>
      <text:p text:style-name="P14"><text:span text:style-name="T29"><text:tab/><text:tab/>console.log(x) ;</text:span></text:p>
      <text:p text:style-name="P14"><text:span text:style-name="T29"><text:tab/></text:span><text:span text:style-name="T30">ANS:-<text:s/></text:span><text:span text:style-name="T31">undefined</text:span></text:p>
      <text:list text:style-name="L15">
        <text:list-item>
          <text:p text:style-name="P15"><text:span text:style-name="T32">Undeclared:<text:s/></text:span><text:span text:style-name="T33">It occurs when we try to access any variable that is not initialized or declared earlier using the var or const keyword. If we use ‘typeof’ operator to get the value of an undeclared variable, we will face the runtime error with the return value as “undefined”. The scope of the undeclared variables is always global. </text:span></text:p>
        </text:list-item>
      </text:list>
      <text:p text:style-name="P16"><text:span text:style-name="T33"><text:tab/></text:span><text:span text:style-name="T34">EX:-</text:span></text:p>
      <text:p text:style-name="P16"><text:span text:style-name="T34"><text:tab/><text:tab/></text:span><text:span text:style-name="T35">console.log(x);</text:span></text:p>
      <text:p text:style-name="P16"><text:span text:style-name="T35"><text:tab/></text:span><text:span text:style-name="T36">ANS:-</text:span></text:p>
      <text:p text:style-name="P16"><text:span text:style-name="T36"><text:tab/><text:tab/></text:span><text:span text:style-name="T37">x is not Undeclared.</text:span></text:p>
      <text:p text:style-name="P16"><text:span text:style-name="T38"/></text:p>
      <text:p text:style-name="P16"><text:span text:style-name="T39">Q-6 Write the code for adding new elements dynamically?</text:span></text:p>
      <text:p text:style-name="P16"><text:span text:style-name="T40"><text:tab/>&lt;!DOCTYPE html&gt;</text:span></text:p>
      <text:p text:style-name="P16"><text:span text:style-name="T40"><text:tab/>&lt;html lang="en"&gt;</text:span></text:p>
      <text:p text:style-name="P16"><text:span text:style-name="T40"><text:tab/>&lt;head&gt;</text:span></text:p>
      <text:p text:style-name="P16"><text:span text:style-name="T40"><text:s text:c="3"/><text:tab/> &lt;meta charset="UTF-8"&gt;</text:span></text:p>
      <text:p text:style-name="P16"><text:span text:style-name="T40"><text:s text:c="3"/><text:tab/> &lt;meta http-equiv="X-UA-Compatible" content="IE=edge"&gt;</text:span></text:p>
      <text:p text:style-name="P16"><text:span text:style-name="T40"><text:s text:c="3"/><text:tab/> &lt;meta name="viewport" content=</text:span></text:p>
      <text:p text:style-name="P16"><text:span text:style-name="T40"><text:s text:c="5"/><text:tab/><text:s text:c="3"/>"width=device-width, initial-scale=1.0"&gt;</text:span></text:p>
      <text:p text:style-name="P16"><text:span text:style-name="T40"><text:s text:c="2"/></text:span></text:p>
      <text:p text:style-name="P16"><text:span text:style-name="T40"><text:s text:c="3"/><text:tab/> &lt;style&gt;</text:span></text:p>
      <text:p text:style-name="P16"><text:span text:style-name="T40"><text:s text:c="7"/><text:tab/> html, body {</text:span></text:p>
      <text:p text:style-name="P16"><text:span text:style-name="T40"><text:s text:c="12"/>height: 100%;</text:span></text:p>
      <text:p text:style-name="P16"><text:span text:style-name="T40"><text:s text:c="12"/>width: 100%;</text:span></text:p>
      <text:p text:style-name="P16"><text:span text:style-name="T40"><text:s text:c="6"/><text:tab/><text:s text:c="2"/>}</text:span></text:p>
      <text:p text:style-name="P16"><text:span text:style-name="T40"><text:s text:c="2"/></text:span></text:p>
      <text:p text:style-name="P16"><text:span text:style-name="T40"><text:s text:c="7"/><text:tab/> .button {</text:span></text:p>
      <text:p text:style-name="P16"><text:span text:style-name="T40"><text:s text:c="11"/><text:tab/> display: flex;</text:span></text:p>
      <text:p text:style-name="P16"><text:span text:style-name="T40"><text:s text:c="11"/><text:tab/> align-items: center;</text:span></text:p>
      <text:p text:style-name="P16"><text:span text:style-name="T40"><text:s text:c="10"/><text:tab/><text:s text:c="2"/>justify-content: center;</text:span></text:p>
      <text:p text:style-name="P16"><text:span text:style-name="T40"><text:s text:c="6"/><text:tab/><text:s text:c="2"/>}</text:span></text:p>
      <text:p text:style-name="P16"><text:span text:style-name="T40"><text:s text:c="2"/></text:span></text:p>
      <text:p text:style-name="P16"><text:span text:style-name="T40"><text:s text:c="7"/><text:tab/> .tasks {</text:span></text:p>
      <text:p text:style-name="P16"><text:span text:style-name="T40"><text:s text:c="11"/><text:tab/> display: flex;</text:span></text:p>
      <text:p text:style-name="P16"><text:span text:style-name="T40"><text:s text:c="10"/><text:tab/><text:s text:c="2"/>justify-content: center;</text:span></text:p>
      <text:p text:style-name="P16"><text:span text:style-name="T40"><text:s text:c="11"/><text:tab/> align-items: center;</text:span></text:p>
      <text:p text:style-name="P16"><text:span text:style-name="T40"><text:s text:c="10"/><text:tab/><text:s text:c="2"/>flex-direction: column;</text:span></text:p>
      <text:p text:style-name="P16"><text:span text:style-name="T40"><text:s text:c="10"/><text:tab/><text:s text:c="2"/>margin-top: 20px;</text:span></text:p>
      <text:p text:style-name="P16"><text:span text:style-name="T40"><text:s text:c="6"/><text:tab/><text:s text:c="2"/>}</text:span></text:p>
      <text:p text:style-name="P16"><text:span text:style-name="T40"><text:s/><text:tab/><text:s text:c="3"/>&lt;/style&gt;</text:span></text:p>
      <text:p text:style-name="P16"><text:span text:style-name="T40"><text:tab/>&lt;/head&gt;</text:span></text:p>
      <text:p text:style-name="P16"><text:span text:style-name="T40"><text:s text:c="2"/></text:span></text:p>
      <text:p text:style-name="P16"><text:span text:style-name="T40"><text:tab/>&lt;body&gt;</text:span></text:p>
      <text:p text:style-name="P16"><text:span text:style-name="T40"><text:s text:c="3"/><text:tab/> &lt;div class="button"&gt;</text:span></text:p>
      <text:p text:style-name="P16"><text:span text:style-name="T40"><text:s text:c="6"/><text:tab/><text:s text:c="2"/>&lt;button id="addTask"&gt;Add task&lt;/button&gt;</text:span></text:p>
      <text:p text:style-name="P16"><text:span text:style-name="T40"><text:s text:c="2"/><text:tab/><text:s text:c="2"/>&lt;/div&gt;</text:span></text:p>
      <text:p text:style-name="P16"><text:span text:style-name="T40"><text:s text:c="3"/><text:tab/> &lt;div class="tasks"&gt;&lt;/div&gt;</text:span></text:p>
      <text:p text:style-name="P16"><text:span text:style-name="T40"><text:s/><text:tab/> &lt;script type="text/javascript"&gt;</text:span></text:p>
      <text:p text:style-name="P16"><text:span text:style-name="T40"><text:s text:c="2"/></text:span></text:p>
      <text:p text:style-name="P16"><text:span text:style-name="T40"><text:s text:c="7"/><text:tab/> // Getting the parent element in which</text:span></text:p>
      <text:p text:style-name="P16"><text:span text:style-name="T40"><text:s text:c="7"/><text:tab/> // the new div will be created</text:span></text:p>
      <text:p text:style-name="P16"><text:span text:style-name="T40"><text:s text:c="7"/><text:tab/> let task = document.getElementsByClassName("tasks");</text:span></text:p>
      <text:p text:style-name="P16"><text:span text:style-name="T40"><text:s text:c="2"/></text:span></text:p>
      <text:p text:style-name="P16"><text:span text:style-name="T40"><text:s text:c="7"/><text:tab/> // Getting the addTask button element</text:span></text:p>
      <text:p text:style-name="P16"><text:span text:style-name="T40"><text:s text:c="6"/><text:tab/><text:s text:c="2"/>let addTask = document.getElementById("addTask");</text:span></text:p>
      <text:p text:style-name="P16"><text:span text:style-name="T40"><text:s text:c="10"/></text:span></text:p>
      <text:p text:style-name="P16"><text:span text:style-name="T40"><text:s text:c="8"/><text:tab/>// Adding onclick event to the button</text:span></text:p>
      <text:p text:style-name="P16"><text:span text:style-name="T40"><text:s text:c="6"/><text:tab/>addTask.addEventListener('click', function () {</text:span></text:p>
      <text:p text:style-name="P16"><text:span text:style-name="T40"><text:s text:c="6"/></text:span></text:p>
      <text:p text:style-name="P16"><text:span text:style-name="T40"><text:s text:c="11"/><text:tab/> // Traversing through collection of HTML</text:span></text:p>
      <text:p text:style-name="P16"><text:span text:style-name="T40"><text:s text:c="11"/><text:tab/> // elements (tasks here)</text:span></text:p>
      <text:p text:style-name="P16"><text:span text:style-name="T40"><text:s text:c="10"/><text:tab/><text:s text:c="2"/>for (let i = 0; i &lt; task.length; i++) {</text:span></text:p>
      <text:p text:style-name="P16"><text:span text:style-name="T40"><text:s text:c="17"/>// New div element is created<text:s text:c="2"/></text:span></text:p>
      <text:p text:style-name="P16"><text:span text:style-name="T40"><text:s text:c="16"/>let newDiv = document.createElement("div");</text:span></text:p>
      <text:p text:style-name="P16"><text:span text:style-name="T40"><text:s text:c="22"/></text:span></text:p>
      <text:p text:style-name="P16"><text:span text:style-name="T40"><text:s text:c="16"/>// Setting the attribute of class type to newDiv </text:span></text:p>
      <text:p text:style-name="P16"><text:span text:style-name="T40"><text:s text:c="16"/>newDiv.setAttribute("class", "list");</text:span></text:p>
      <text:p text:style-name="P16"><text:span text:style-name="T40"><text:s text:c="21"/></text:span></text:p>
      <text:p text:style-name="P16"><text:span text:style-name="T40"><text:s text:c="16"/>// innerText used to write the text in newDiv </text:span></text:p>
      <text:p text:style-name="P16"><text:span text:style-name="T40"><text:s text:c="16"/>newDiv.innerText = "New Div created";</text:span></text:p>
      <text:p text:style-name="P16"><text:span text:style-name="T40"><text:s text:c="23"/></text:span></text:p>
      <text:p text:style-name="P16"><text:span text:style-name="T40"><text:s text:c="16"/>// Finally append the newDiv to the</text:span></text:p>
      <text:p text:style-name="P16"><text:span text:style-name="T40"><text:s text:c="16"/>// parent i.e. tasks<text:s text:c="3"/></text:span></text:p>
      <text:p text:style-name="P16"><text:span text:style-name="T40"><text:s text:c="16"/>task[i].append(newDiv);</text:span></text:p>
      <text:p text:style-name="P16"><text:span text:style-name="T40"><text:s text:c="10"/><text:tab/><text:s text:c="2"/>}</text:span></text:p>
      <text:p text:style-name="P16"><text:span text:style-name="T40"><text:s text:c="5"/><text:tab/><text:s text:c="3"/>})</text:span></text:p>
      <text:p text:style-name="P16"><text:span text:style-name="T40"><text:s text:c="15"/>&lt;/script&gt;</text:span></text:p>
      <text:p text:style-name="P16"><text:span text:style-name="T40"><text:tab/>&lt;/body&gt;</text:span></text:p>
      <text:p text:style-name="P16"><text:span text:style-name="T40"><text:s text:c="2"/><text:tab/>&lt;/html&gt;</text:span></text:p>
      <text:p text:style-name="P16"><text:span text:style-name="T41"/></text:p>
      <text:p text:style-name="P16"><text:span text:style-name="T42">Q-7 What is the difference between ViewState and SessionState?</text:span></text:p>
      <text:list text:style-name="L17">
        <text:list-item>
          <text:p text:style-name="P17"><text:span text:style-name="T42">ViewState :-</text:span></text:p>
        </text:list-item>
      </text:list>
      <text:list text:style-name="L18">
        <text:list-item>
          <text:p text:style-name="P18"><text:span text:style-name="T43">Maintained at page level only.</text:span></text:p>
        </text:list-item>
        <text:list-item>
          <text:p text:style-name="P18"><text:span text:style-name="T43">View state can only be visible from a single page and not multiple pages.</text:span></text:p>
        </text:list-item>
        <text:list-item>
          <text:p text:style-name="P18"><text:span text:style-name="T43">It will retain values in the event of a postback operation occurring.</text:span></text:p>
        </text:list-item>
        <text:list-item>
          <text:p text:style-name="P18"><text:span text:style-name="T43">Information is stored on the client’s end only.</text:span></text:p>
        </text:list-item>
        <text:list-item>
          <text:p text:style-name="P18"><text:span text:style-name="T43">used to allow the persistence of page-instance-specific data.</text:span></text:p>
        </text:list-item>
        <text:list-item>
          <text:p text:style-name="P18"><text:span text:style-name="T43">ViewState values are lost/cleared when new page is loaded.</text:span></text:p>
        </text:list-item>
      </text:list>
      <text:p text:style-name="P19"><text:span text:style-name="T44"/></text:p>
      <text:list text:style-name="L20">
        <text:list-item>
          <text:p text:style-name="P20"><text:span text:style-name="T45">SessionState :-</text:span></text:p>
        </text:list-item>
      </text:list>
      <text:list text:style-name="L21">
        <text:list-item>
          <text:p text:style-name="P21"><text:span text:style-name="T46">Maintained at session level.</text:span></text:p>
        </text:list-item>
        <text:list-item>
          <text:p text:style-name="P21"><text:span text:style-name="T46">Session state value availability is across all pages available in a user session.</text:span></text:p>
        </text:list-item>
        <text:list-item>
          <text:p text:style-name="P21"><text:span text:style-name="T46">In session state, user data remains in the server. Data is available to user until the browser is closed or there is session expiration.</text:span></text:p>
        </text:list-item>
        <text:list-item>
          <text:p text:style-name="P21"><text:span text:style-name="T46">Information is stored on the server.</text:span></text:p>
        </text:list-item>
        <text:list-item>
          <text:p text:style-name="P21"><text:span text:style-name="T46">used for the persistence of user-specific data on the server’s end.</text:span></text:p>
        </text:list-item>
        <text:list-item>
          <text:p text:style-name="P21"><text:span text:style-name="T46">SessionState can be cleared by programmer or user or in case of timeouts.</text:span></text:p>
        </text:list-item>
      </text:list>
      <text:p text:style-name="P22"><text:span text:style-name="T47"/></text:p>
      <text:p text:style-name="P22"><text:span text:style-name="T48">Q-8 What is === operator?</text:span></text:p>
      <text:list text:style-name="L23">
        <text:list-item>
          <text:p text:style-name="P23"><text:span text:style-name="T49">The strict equality operator (===) checks whether its two operands are equal, returning a Boolean result. Unlike the equality operator, the strict equality operator always considers operands of different types to be different.</text:span></text:p>
        </text:list-item>
      </text:list>
      <text:p text:style-name="P24"><text:span text:style-name="T50"/></text:p>
      <text:p text:style-name="P24"><text:span text:style-name="T51">Q-9 How can the style/class of an element be changed?</text:span></text:p>
      <text:list text:style-name="L25">
        <text:list-item>
          <text:p text:style-name="P25"><text:span text:style-name="T52">JavaScript can change Css styles such as color, font size etc. of elements using some methods such as getElementById(), getElementByClassName() etc.</text:span></text:p>
        </text:list-item>
      </text:list>
      <text:p text:style-name="P26"><text:span text:style-name="T52"><text:tab/></text:span><text:span text:style-name="T53">Example:-</text:span></text:p>
      <text:p text:style-name="P26"><text:span text:style-name="T54"><text:tab/>In the following example the color of the text has changed to blue using style <text:tab/>command "style.color".</text:span></text:p>
      <text:p text:style-name="P26"><text:span text:style-name="T54"><text:tab/><text:tab/>&lt;html&gt;</text:span></text:p>
      <text:p text:style-name="P26"><text:span text:style-name="T54"><text:tab/><text:tab/>&lt;body&gt;</text:span></text:p>
      <text:p text:style-name="P26"><text:span text:style-name="T54"><text:s text:c="2"/><text:tab/><text:tab/> &lt;p id="color"&gt;JavaScript can change the color of an HTML element.&lt;/p&gt;</text:span></text:p>
      <text:p text:style-name="P26"><text:span text:style-name="T54"><text:s text:c="3"/><text:tab/><text:tab/>&lt;button type="button" onclick="document.getElementById('color').</text:span></text:p>
      <text:p text:style-name="P26"><text:span text:style-name="T54"><text:s text:c="2"/><text:tab/><text:tab/> style.color='blue'"&gt;Color Me&lt;/button&gt;</text:span></text:p>
      <text:p text:style-name="P26"><text:span text:style-name="T54"><text:tab/><text:tab/>&lt;/body&gt;</text:span></text:p>
      <text:p text:style-name="P26"><text:span text:style-name="T54"><text:tab/><text:tab/>&lt;/html&gt;</text:span></text:p>
      <text:p text:style-name="P26"><text:span text:style-name="T55"/></text:p>
      <text:list text:style-name="L27">
        <text:list-item>
          <text:p text:style-name="P27"><text:span text:style-name="T56">JavaScript can change classname also.</text:span></text:p>
        </text:list-item>
      </text:list>
      <text:p text:style-name="P28"><text:span text:style-name="T56"><text:tab/>&lt;!DOCTYPE HTML&gt;</text:span></text:p>
      <text:p text:style-name="P29"><text:span text:style-name="T56">&lt;html&gt;</text:span></text:p>
      <text:p text:style-name="P29"><text:span text:style-name="T56">&lt;head&gt;</text:span></text:p>
      <text:p text:style-name="P29"><text:span text:style-name="T56"><text:s text:c="4"/>&lt;title&gt;Day/night mode&lt;/title&gt;</text:span></text:p>
      <text:p text:style-name="P29"><text:span text:style-name="T56"><text:s text:c="4"/>&lt;style&gt;</text:span></text:p>
      <text:p text:style-name="P29"><text:span text:style-name="T56"><text:tab/>.page-body-day {</text:span></text:p>
      <text:p text:style-name="P29"><text:span text:style-name="T56"><text:s text:c="2"/><text:tab/><text:s text:c="2"/>background-color: white;</text:span></text:p>
      <text:p text:style-name="P29"><text:span text:style-name="T56"><text:s text:c="3"/><text:tab/> color: black;</text:span></text:p>
      <text:p text:style-name="P29"><text:span text:style-name="T56"><text:tab/>}</text:span></text:p>
      <text:p text:style-name="P29"><text:span text:style-name="T56"><text:tab/>.page-body-night {</text:span></text:p>
      <text:p text:style-name="P29"><text:span text:style-name="T56"><text:s text:c="3"/><text:tab/> background-color: #02182B;</text:span></text:p>
      <text:p text:style-name="P29"><text:span text:style-name="T56"><text:s text:c="3"/><text:tab/> color: yellow;</text:span></text:p>
      <text:p text:style-name="P29"><text:span text:style-name="T56"><text:tab/>}</text:span></text:p>
      <text:p text:style-name="P29"><text:span text:style-name="T56"><text:tab/>.main-heading-day {</text:span></text:p>
      <text:p text:style-name="P29"><text:span text:style-name="T56"><text:s text:c="3"/><text:tab/> color: black;</text:span></text:p>
      <text:p text:style-name="P29"><text:span text:style-name="T56"><text:tab/>}</text:span></text:p>
      <text:p text:style-name="P29"><text:span text:style-name="T56"><text:tab/>.main-heading-night {</text:span></text:p>
      <text:p text:style-name="P29"><text:span text:style-name="T56"><text:s text:c="3"/><text:tab/> color: yellow;</text:span></text:p>
      <text:p text:style-name="P29"><text:span text:style-name="T56"><text:tab/>}</text:span></text:p>
      <text:p text:style-name="P29"><text:span text:style-name="T56"><text:s text:c="4"/>&lt;/style&gt;</text:span></text:p>
      <text:p text:style-name="P29"><text:span text:style-name="T56">&lt;/head&gt;</text:span></text:p>
      <text:p text:style-name="P29"><text:span text:style-name="T56">&lt;body class="page-body-day" id="page-body"&gt;</text:span></text:p>
      <text:p text:style-name="P29"><text:span text:style-name="T56"><text:tab/>&lt;h1 class="main-heading-day" id="main-heading"&gt;Some heading&lt;/h1&gt;</text:span></text:p>
      <text:p text:style-name="P29"><text:span text:style-name="T56"><text:s text:c="4"/>&lt;p&gt;Dummy text, dummy text, dummy text&lt;/p&gt;</text:span></text:p>
      <text:p text:style-name="P29"><text:span text:style-name="T56"><text:s text:c="4"/>&lt;p&gt;Some more dummy text, more dummy text, more dummy text&lt;/p&gt;</text:span></text:p>
      <text:p text:style-name="P29"><text:span text:style-name="T56"><text:s text:c="4"/>&lt;button onclick="switchMode()"&gt;Switch day/night mode&lt;/button&gt;</text:span></text:p>
      <text:p text:style-name="P29"><text:span text:style-name="T56">&lt;/body&gt;</text:span></text:p>
      <text:p text:style-name="P29"><text:span text:style-name="T56">&lt;script&gt;</text:span></text:p>
      <text:p text:style-name="P29"><text:span text:style-name="T56">function switchMode(){</text:span></text:p>
      <text:p text:style-name="P29"><text:span text:style-name="T56"><text:s text:c="4"/>// Body switching</text:span></text:p>
      <text:p text:style-name="P29"><text:span text:style-name="T56"><text:s text:c="4"/>if(document.getElementById("page-body").className == "page-body-day"){</text:span></text:p>
      <text:p text:style-name="P29"><text:span text:style-name="T56"><text:s text:c="8"/>document.getElementById("page-body").className = "page-body-night";</text:span></text:p>
      <text:p text:style-name="P29"><text:span text:style-name="T56"><text:s text:c="4"/>}else{</text:span></text:p>
      <text:p text:style-name="P29"><text:span text:style-name="T56"><text:s text:c="8"/>document.getElementById("page-body").className = "page-body-day";</text:span></text:p>
      <text:p text:style-name="P29"><text:span text:style-name="T56"><text:s text:c="4"/>}</text:span></text:p>
      <text:p text:style-name="P29"><text:span text:style-name="T56"><text:s text:c="4"/>// Heading switching</text:span></text:p>
      <text:p text:style-name="P29"><text:span text:style-name="T56"><text:s text:c="4"/>if(document.getElementById("main-heading").className == "main-heading-day"){</text:span></text:p>
      <text:p text:style-name="P29"><text:span text:style-name="T56"><text:s text:c="8"/>document.getElementById("main-heading").className = "main-heading-night";</text:span></text:p>
      <text:p text:style-name="P29"><text:span text:style-name="T56"><text:s text:c="4"/>}else{</text:span></text:p>
      <text:p text:style-name="P29"><text:span text:style-name="T56"><text:s text:c="8"/>document.getElementById("main-heading").className = "main-heading-day";</text:span></text:p>
      <text:p text:style-name="P29"><text:span text:style-name="T56"><text:s text:c="4"/>}</text:span></text:p>
      <text:p text:style-name="P29"><text:span text:style-name="T56">}</text:span></text:p>
      <text:p text:style-name="P29"><text:span text:style-name="T56">&lt;/script&gt;</text:span></text:p>
      <text:p text:style-name="P30"><text:span text:style-name="T56"><text:s text:c="15"/>&lt;/html&gt;</text:span></text:p>
      <text:p text:style-name="P30"><text:span text:style-name="T57"/></text:p>
      <text:p text:style-name="P30"><text:span text:style-name="T58">Q-10 How to read and write a file using JavaScript?</text:span></text:p>
      <text:list text:style-name="L31">
        <text:list-item>
          <text:p text:style-name="P31"><text:span text:style-name="T58">Reading from the file</text:span></text:p>
        </text:list-item>
      </text:list>
      <text:p text:style-name="P32"><text:span text:style-name="T59"><text:tab/><text:tab/>After the File System module is imported, the reading of the file in JavaScript can be <text:tab/><text:tab/><text:tab/>done by using the readFile() function.</text:span></text:p>
      <text:p text:style-name="P32"><text:span text:style-name="T59"><text:tab/><text:tab/></text:span><text:span text:style-name="T60">Syntax</text:span></text:p>
      <text:list text:style-name="L33">
        <text:list-item>
          <text:p text:style-name="P33"><text:span text:style-name="T61">The syntax to read from a file is as follows<text:s/></text:span><text:span text:style-name="T62">−</text:span></text:p>
        </text:list-item>
        <text:list-item>
          <text:p text:style-name="P33"><text:span text:style-name="T63">readFile(path, format, callBackFunc)</text:span></text:p>
        </text:list-item>
        <text:list-item>
          <text:p text:style-name="P33"><text:span text:style-name="T63">The readFile() function accepts three parameters including one optional parameter.</text:span></text:p>
        </text:list-item>
        <text:list-item>
          <text:p text:style-name="P33"><text:span text:style-name="T63">Path<text:s/></text:span><text:span text:style-name="T64">−</text:span><text:span text:style-name="T65"><text:s/>The first parameter is the path of the test file from which the contents are to read. If the current location or directory is the same directory where the file which is to be opened and read is located then, only the file name has to be given.</text:span></text:p>
        </text:list-item>
        <text:list-item>
          <text:p text:style-name="P33"><text:span text:style-name="T66">Format<text:s/></text:span><text:span text:style-name="T67">−</text:span><text:span text:style-name="T68"><text:s/>The second parameter is the optional parameter which is the format of the text file. The format can be ASCII, utf-8 etc.</text:span></text:p>
        </text:list-item>
        <text:list-item>
          <text:p text:style-name="P33"><text:span text:style-name="T69">CallBackFunc<text:s/></text:span><text:span text:style-name="T70">−</text:span><text:span text:style-name="T71"><text:s/>The third parameter is the call back function which takes the error as the parameter and displays the fault is any raised due to the error.</text:span></text:p>
        </text:list-item>
      </text:list>
      <text:p text:style-name="P34"><text:span text:style-name="T72"><text:tab/><text:tab/></text:span><text:span text:style-name="T73">Example:</text:span></text:p>
      <text:list text:style-name="L35">
        <text:list-item>
          <text:p text:style-name="P35"><text:span text:style-name="T74">Following example tries to read the contents of the file populate in the previous example and print it<text:s/></text:span><text:span text:style-name="T75">−</text:span></text:p>
        </text:list-item>
      </text:list>
      <text:p text:style-name="P36"><text:span text:style-name="T76"><text:tab/><text:tab/>const fs = require('fs')</text:span></text:p>
      <text:p text:style-name="P36"><text:span text:style-name="T76"><text:tab/><text:tab/>fs.readFile('tp.txt', (err, inputD) =&gt; {</text:span></text:p>
      <text:p text:style-name="P36"><text:span text:style-name="T76"><text:s text:c="2"/><text:tab/><text:tab/> if (err) throw err;</text:span></text:p>
      <text:p text:style-name="P36"><text:span text:style-name="T76"><text:s text:c="5"/><text:tab/>console.log(inputD.toString());</text:span></text:p>
      <text:p text:style-name="P36"><text:span text:style-name="T76"><text:tab/><text:tab/>})</text:span></text:p>
      <text:p text:style-name="P36"><text:span text:style-name="T77"/></text:p>
      <text:list text:style-name="L37">
        <text:list-item>
          <text:p text:style-name="P37"><text:span text:style-name="T78">Write operation on a file:-</text:span></text:p>
        </text:list-item>
        <text:list-item>
          <text:p text:style-name="P37"><text:span text:style-name="T79">After the File System file is imported then, the writeFile() operation is called. The writeFile() method is used to write into the file in JavaScript. The syntax of this method is as follows<text:s/></text:span><text:span text:style-name="T80">−</text:span></text:p>
        </text:list-item>
        <text:list-item>
          <text:p text:style-name="P37"><text:span text:style-name="T81">writeFile(path,inputData,callBackFunction)</text:span></text:p>
        </text:list-item>
        <text:list-item>
          <text:p text:style-name="P37"><text:span text:style-name="T81">The writeFile() function accepts three parameters<text:s/></text:span><text:span text:style-name="T82">−</text:span></text:p>
        </text:list-item>
        <text:list-item>
          <text:p text:style-name="P37"><text:span text:style-name="T83">Path<text:s/></text:span><text:span text:style-name="T84">−</text:span><text:span text:style-name="T85"><text:s/>The first parameter is the path of the file or the name of the file into which the input data is to be written.</text:span></text:p>
        </text:list-item>
        <text:list-item>
          <text:p text:style-name="P37"><text:span text:style-name="T86">If there is a file already, then the contents in the file are deleted and the input which is given by the user will get updated or if the file is not present, then the file with that will be created in the given path and the input information is written into it.</text:span></text:p>
        </text:list-item>
        <text:list-item>
          <text:p text:style-name="P37"><text:span text:style-name="T86">inputData<text:s/></text:span><text:span text:style-name="T87">−</text:span><text:span text:style-name="T88"><text:s/>The second parameter is the input data which contains the data to be written in the file that is opened.</text:span></text:p>
        </text:list-item>
        <text:list-item>
          <text:p text:style-name="P37"><text:span text:style-name="T89">callBackFuntion<text:s/></text:span><text:span text:style-name="T90">−</text:span><text:span text:style-name="T91"><text:s/>The third parameter is the function which is the call back function which takes the error as the parameter and shows the fault if the write operation fails.</text:span></text:p>
        </text:list-item>
      </text:list>
      <text:p text:style-name="P38"><text:span text:style-name="T92"><text:tab/><text:tab/></text:span><text:span text:style-name="T93">Example:-</text:span></text:p>
      <text:list text:style-name="L39">
        <text:list-item>
          <text:p text:style-name="P39"><text:span text:style-name="T94">Following is an example of the write operation in files in JavaScript.</text:span></text:p>
        </text:list-item>
      </text:list>
      <text:p text:style-name="P40"><text:span text:style-name="T94"><text:tab/><text:tab/>const</text:span><text:span text:style-name="T95"><text:s/></text:span><text:span text:style-name="T96">fs</text:span><text:span text:style-name="T97"><text:s/>=<text:s/></text:span><text:span text:style-name="T98">require</text:span><text:span text:style-name="T99">(</text:span><text:span text:style-name="T100">'fs'</text:span><text:span text:style-name="T101">)</text:span></text:p>
      <text:p text:style-name="P40"><text:span text:style-name="T102"><text:tab/><text:tab/>let</text:span><text:span text:style-name="T103"><text:s/></text:span><text:span text:style-name="T104">fInput</text:span><text:span text:style-name="T105"><text:s/>=<text:s/></text:span><text:span text:style-name="T106">"You</text:span><text:span text:style-name="T107"><text:s/></text:span><text:span text:style-name="T108">are</text:span><text:span text:style-name="T109"><text:s/></text:span><text:span text:style-name="T110">reading</text:span><text:span text:style-name="T111"><text:s/></text:span><text:span text:style-name="T112">the</text:span><text:span text:style-name="T113"><text:s/></text:span><text:span text:style-name="T114">content</text:span><text:span text:style-name="T115"><text:s/></text:span><text:span text:style-name="T116">from</text:span><text:span text:style-name="T117"><text:s/></text:span><text:span text:style-name="T118">Tutorials</text:span><text:span text:style-name="T119"><text:s/></text:span><text:span text:style-name="T120">Point"</text:span></text:p>
      <text:p text:style-name="P40"><text:span text:style-name="T120"><text:tab/><text:tab/>fs</text:span><text:span text:style-name="T121">.</text:span><text:span text:style-name="T122">writeFile</text:span><text:span text:style-name="T123">(</text:span><text:span text:style-name="T124">'tp</text:span><text:span text:style-name="T125">.</text:span><text:span text:style-name="T126">txt'</text:span><text:span text:style-name="T127">,<text:s/></text:span><text:span text:style-name="T128">fInput</text:span><text:span text:style-name="T129">, (</text:span><text:span text:style-name="T130">err</text:span><text:span text:style-name="T131">) =&gt; {</text:span></text:p>
      <text:p text:style-name="P40"><text:span text:style-name="T131"><text:s text:c="2"/><text:tab/><text:tab/><text:s/></text:span><text:span text:style-name="T132">if</text:span><text:span text:style-name="T133"><text:s/>(</text:span><text:span text:style-name="T134">err</text:span><text:span text:style-name="T135">)<text:s/></text:span><text:span text:style-name="T136">throw</text:span><text:span text:style-name="T137"><text:s/></text:span><text:span text:style-name="T138">err</text:span><text:span text:style-name="T139">;</text:span></text:p>
      <text:p text:style-name="P40"><text:span text:style-name="T139"><text:s text:c="2"/><text:tab/><text:tab/><text:s/></text:span><text:span text:style-name="T140">else</text:span><text:span text:style-name="T141">{</text:span></text:p>
      <text:p text:style-name="P40"><text:span text:style-name="T141"><text:s text:c="6"/><text:tab/></text:span><text:span text:style-name="T142">console</text:span><text:span text:style-name="T143">.</text:span><text:span text:style-name="T144">log</text:span><text:span text:style-name="T145">(</text:span><text:span text:style-name="T146">"The</text:span><text:span text:style-name="T147"><text:s/></text:span><text:span text:style-name="T148">file</text:span><text:span text:style-name="T149"><text:s/></text:span><text:span text:style-name="T150">is</text:span><text:span text:style-name="T151"><text:s/></text:span><text:span text:style-name="T152">updated</text:span><text:span text:style-name="T153"><text:s/></text:span><text:span text:style-name="T154">with</text:span><text:span text:style-name="T155"><text:s/></text:span><text:span text:style-name="T156">the</text:span><text:span text:style-name="T157"><text:s/></text:span><text:span text:style-name="T158">given</text:span><text:span text:style-name="T159"><text:s/></text:span><text:span text:style-name="T160">data"</text:span><text:span text:style-name="T161">)</text:span></text:p>
      <text:p text:style-name="P40"><text:span text:style-name="T161"><text:s text:c="2"/><text:tab/><text:tab/> }</text:span></text:p>
      <text:p text:style-name="P41"><text:span text:style-name="T161">})</text:span></text:p>
      <text:p text:style-name="P41"><text:span text:style-name="T162"/></text:p>
      <text:p text:style-name="P42"><text:span text:style-name="T163">Q-11 What are all the looping structures in JavaScript?</text:span></text:p>
      <text:list text:style-name="L43">
        <text:list-item>
          <text:p text:style-name="P43"><text:span text:style-name="T164">JavaScript supports different kinds of loops:</text:span></text:p>
        </text:list-item>
      </text:list>
      <text:list text:style-name="L44">
        <text:list-item>
          <text:p text:style-name="P44"><text:span text:style-name="T164">for - loops through a block of code a number of times.</text:span></text:p>
        </text:list-item>
        <text:list-item>
          <text:p text:style-name="P44"><text:span text:style-name="T164">for/in - loops through the properties of an object.</text:span></text:p>
        </text:list-item>
        <text:list-item>
          <text:p text:style-name="P44"><text:span text:style-name="T164">for/of - loops through the values of an iterable object.</text:span></text:p>
        </text:list-item>
        <text:list-item>
          <text:p text:style-name="P44"><text:span text:style-name="T164">while - loops through a block of code while a specified condition is true.</text:span></text:p>
        </text:list-item>
      </text:list>
      <text:p text:style-name="P45"><text:span text:style-name="T165"/></text:p>
      <text:p text:style-name="P45"><text:span text:style-name="T166">Q-12 How can you convert the string of any base to an integer in <text:tab/><text:tab/><text:tab/>JavaScript?</text:span></text:p>
      <text:list text:style-name="L46">
        <text:list-item>
          <text:p text:style-name="P46"><text:span text:style-name="T167">Given a string containing an integer value and along with that user passes a base value. We need to convert that string of any base value to an integer in JavaScript.</text:span></text:p>
        </text:list-item>
      </text:list>
      <text:p text:style-name="P47"><text:span text:style-name="T167"><text:tab/><text:tab/>String<text:s text:c="10"/>Integer</text:span></text:p>
      <text:p text:style-name="P47"><text:span text:style-name="T167"><text:tab/><text:tab/>"1002"<text:s text:c="12"/>1002</text:span></text:p>
      <text:list text:style-name="L48">
        <text:list-item>
          <text:p text:style-name="P48"><text:span text:style-name="T167">For performing the above-illustrated task, we would be using a method (or a function) provided by JavaScript called as parseInt(). </text:span></text:p>
        </text:list-item>
        <text:list-item>
          <text:p text:style-name="P48"><text:span text:style-name="T167">This is a special method, provided by JavaScript, that takes an integer value (of any base which is either specified or not) and further converts the string into an integer value.</text:span></text:p>
        </text:list-item>
      </text:list>
      <text:p text:style-name="P49"><text:span text:style-name="T167"><text:tab/><text:tab/></text:span><text:span text:style-name="T168">Syntax:</text:span></text:p>
      <text:list text:style-name="L50">
        <text:list-item>
          <text:p text:style-name="P50"><text:span text:style-name="T169">Following is the syntax that a user may use to convert a string into an integer value (of any base)-</text:span></text:p>
        </text:list-item>
      </text:list>
      <text:p text:style-name="P51"><text:span text:style-name="T169"><text:tab/><text:tab/>parseInt(string_value, base)</text:span></text:p>
      <text:p text:style-name="P51"><text:span text:style-name="T169"><text:tab/><text:tab/>Alternatively, if we don’t want to specify the base value and just want to convert our <text:tab/><text:tab/>string value into an integer value itself, then we may use the following syntax also-</text:span></text:p>
      <text:p text:style-name="P52"><text:span text:style-name="T169">parseInt(string_value)</text:span></text:p>
      <text:list text:style-name="L53">
        <text:list-item>
          <text:p text:style-name="P53"><text:span text:style-name="T169">Default value returned by base or radix of parseInt() method is 10. In other words, if we don’t specify any base or radix value then it by default converts the string value to an integer value by taking into regard the base or radix value as 10.</text:span></text:p>
        </text:list-item>
        <text:list-item>
          <text:p text:style-name="P53"><text:span text:style-name="T169">Let us visualize all of the above-illustrated facts with some of the following examples-</text:span></text:p>
        </text:list-item>
      </text:list>
      <text:p text:style-name="P54"><text:span text:style-name="T169"><text:tab/><text:tab/></text:span><text:span text:style-name="T170">Example:-</text:span></text:p>
      <text:list text:style-name="L55">
        <text:list-item>
          <text:p text:style-name="P55"><text:span text:style-name="T171">In this example, we would be passing the string value in a method (which is explicitly declared for ease purpose) and further that string value is passed inside the parseInt() method which then further converts that string value in the corresponding integer value</text:span><text:span text:style-name="T172">.</text:span></text:p>
        </text:list-item>
      </text:list>
      <text:p text:style-name="P56"><text:span text:style-name="T172"><text:tab/><text:tab/></text:span><text:span text:style-name="T173">&lt;script&gt;</text:span></text:p>
      <text:p text:style-name="P56"><text:span text:style-name="T173"><text:s text:c="4"/><text:tab/><text:s text:c="2"/>let stringConversion = (string_value) =&gt; {</text:span></text:p>
      <text:p text:style-name="P56"><text:span text:style-name="T173"><text:s text:c="5"/><text:tab/> console.log("Initial Type: " + typeof string_value);</text:span></text:p>
      <text:p text:style-name="P56"><text:span text:style-name="T173"><text:s text:c="5"/><text:tab/> let integer_value = parseInt(string_value);</text:span></text:p>
      <text:p text:style-name="P56"><text:span text:style-name="T173"><text:s text:c="5"/><text:tab/> console.log("Final Type: " + typeof integer_value);</text:span></text:p>
      <text:p text:style-name="P56"><text:span text:style-name="T173"><text:s text:c="4"/><text:tab/><text:s text:c="2"/>console.log(integer_value);</text:span></text:p>
      <text:p text:style-name="P56"><text:span text:style-name="T173"><text:s text:c="2"/><text:tab/><text:tab/><text:s text:c="2"/>};</text:span></text:p>
      <text:p text:style-name="P56"><text:span text:style-name="T173"><text:s text:c="6"/></text:span></text:p>
      <text:p text:style-name="P56"><text:span text:style-name="T173"><text:s text:c="2"/><text:tab/><text:tab/><text:s text:c="2"/>stringConversion("512000");</text:span></text:p>
      <text:p text:style-name="P56"><text:span text:style-name="T173"><text:s text:c="2"/><text:tab/><text:tab/><text:s text:c="2"/>stringConversion("126410");</text:span></text:p>
      <text:p text:style-name="P56"><text:span text:style-name="T173"><text:s text:c="2"/><text:tab/><text:tab/><text:s text:c="2"/>stringConversion("0x8975");</text:span></text:p>
      <text:p text:style-name="P56"><text:span text:style-name="T173"><text:tab/><text:tab/>&lt;/script&gt;</text:span></text:p>
      <text:p text:style-name="P56"><text:span text:style-name="T174"/></text:p>
      <text:p text:style-name="P56"><text:span text:style-name="T175">Q-13 What is the function of the delete operator?</text:span></text:p>
      <text:list text:style-name="L57">
        <text:list-item>
          <text:p text:style-name="P57"><text:span text:style-name="T176">The delete operator in JavaScript is used to delete an object’s property.</text:span></text:p>
        </text:list-item>
        <text:list-item>
          <text:p text:style-name="P57"><text:span text:style-name="T176">If it is used to delete an object property that already exists, it returns true and removes the property from the object. However, deleting an object property that doesn’t exist will not affect the object, but will still return true.</text:span></text:p>
        </text:list-item>
        <text:list-item>
          <text:p text:style-name="P57"><text:span text:style-name="T176">The only time false will be returned is when the delete operator is used to delete a variable or a function.</text:span></text:p>
        </text:list-item>
      </text:list>
      <text:p text:style-name="P58"><text:span text:style-name="T176"><text:tab/><text:tab/></text:span><text:span text:style-name="T177">Syntax:-</text:span></text:p>
      <text:p text:style-name="P58"><text:span text:style-name="T178"><text:tab/><text:tab/><text:tab/>delete object.property;</text:span></text:p>
      <text:p text:style-name="P58"><text:span text:style-name="T178"><text:tab/><text:tab/><text:tab/>// OR</text:span></text:p>
      <text:p text:style-name="P58"><text:span text:style-name="T178"><text:tab/><text:tab/><text:tab/>delete object["property"];</text:span></text:p>
      <text:list text:style-name="L59">
        <text:list-item>
          <text:p text:style-name="P59"><text:span text:style-name="T178">object: This is the object whose property we want to delete.</text:span></text:p>
        </text:list-item>
        <text:list-item>
          <text:p text:style-name="P59"><text:span text:style-name="T178">property: This is the property to be deleted.</text:span></text:p>
        </text:list-item>
        <text:list-item>
          <text:p text:style-name="P59"><text:span text:style-name="T178">Return value</text:span></text:p>
        </text:list-item>
      </text:list>
      <text:p text:style-name="P60"><text:span text:style-name="T178"><text:tab/><text:tab/><text:tab/>The delete operator returns true if the specified property is deleted, or false <text:tab/><text:tab/><text:tab/><text:tab/>if the property is not deleted.</text:span></text:p>
      <text:p text:style-name="P60"><text:span text:style-name="T179"><text:tab/>Example:-</text:span></text:p>
      <text:p text:style-name="P60"><text:span text:style-name="T179"><text:tab/><text:tab/></text:span><text:span text:style-name="T180">let human = {</text:span></text:p>
      <text:p text:style-name="P60"><text:span text:style-name="T180"><text:s text:c="4"/><text:tab/>name: "John Doe",</text:span></text:p>
      <text:p text:style-name="P60"><text:span text:style-name="T180"><text:s text:c="3"/><text:tab/><text:tab/>age: 15,</text:span></text:p>
      <text:p text:style-name="P60"><text:span text:style-name="T180"><text:s text:c="3"/><text:tab/><text:tab/>country: "Nigeria"</text:span></text:p>
      <text:p text:style-name="P60"><text:span text:style-name="T180"><text:tab/><text:tab/>}</text:span></text:p>
      <text:p text:style-name="P60"><text:span text:style-name="T181"/></text:p>
      <text:p text:style-name="P60"><text:span text:style-name="T181"/></text:p>
      <text:p text:style-name="P60"><text:span text:style-name="T182"><text:tab/><text:tab/>let dog = {</text:span></text:p>
      <text:p text:style-name="P60"><text:span text:style-name="T182"><text:s text:c="4"/><text:tab/>name: "Buddy",</text:span></text:p>
      <text:p text:style-name="P60"><text:span text:style-name="T182"><text:s text:c="4"/><text:tab/>age: 2,</text:span></text:p>
      <text:p text:style-name="P60"><text:span text:style-name="T182"><text:s text:c="4"/><text:tab/>country : "Germany"</text:span></text:p>
      <text:p text:style-name="P60"><text:span text:style-name="T182"><text:tab/><text:tab/>}</text:span></text:p>
      <text:p text:style-name="P60"><text:span text:style-name="T183"/></text:p>
      <text:p text:style-name="P60"><text:span text:style-name="T183"/></text:p>
      <text:p text:style-name="P60"><text:span text:style-name="T184"><text:tab/><text:tab/>// log retured values after delete</text:span></text:p>
      <text:p text:style-name="P60"><text:span text:style-name="T184"><text:tab/><text:tab/>console.log(delete human["country"]) // same as human.country</text:span></text:p>
      <text:p text:style-name="P60"><text:span text:style-name="T184"><text:tab/><text:tab/>console.log(delete dog.country) // same as dog["country"]</text:span></text:p>
      <text:p text:style-name="P60"><text:span text:style-name="T185"/></text:p>
      <text:p text:style-name="P60"><text:span text:style-name="T185"/></text:p>
      <text:p text:style-name="P60"><text:span text:style-name="T186"><text:tab/><text:tab/>// log affected objects</text:span></text:p>
      <text:p text:style-name="P60"><text:span text:style-name="T186"><text:tab/><text:tab/>console.log(human)<text:s text:c="2"/>// "country" property deleted</text:span></text:p>
      <text:p text:style-name="P60"><text:span text:style-name="T186"><text:tab/><text:tab/>console.log(dog)<text:s text:c="4"/>// "country" property deleted</text:span></text:p>
      <text:p text:style-name="P60"><text:span text:style-name="T187"/></text:p>
      <text:p text:style-name="P60"><text:span text:style-name="T188">Q-14 What are all the types of Pop up boxes available in <text:tab/><text:tab/><text:tab/><text:tab/>javaScript?</text:span></text:p>
      <text:list text:style-name="L61">
        <text:list-item>
          <text:p text:style-name="P61"><text:span text:style-name="T189">In Javascript, popup boxes are used to display the message or notification to the user. There are three types of pop-up boxes in JavaScript namely Alert Box, Confirm Box and Prompt Box.</text:span></text:p>
        </text:list-item>
        <text:list-item>
          <text:p text:style-name="P61"><text:span text:style-name="T190">Alert Box:-<text:s/></text:span><text:span text:style-name="T191">It is used when a warning message is needed to be produced. When the alert box is displayed to the user, the user needs to press ok and proceed.</text:span></text:p>
        </text:list-item>
      </text:list>
      <text:p text:style-name="P62"><text:span text:style-name="T191"><text:tab/><text:tab/></text:span><text:span text:style-name="T192">Syntax:-</text:span></text:p>
      <text:p text:style-name="P62"><text:span text:style-name="T192"><text:tab/><text:tab/></text:span><text:span text:style-name="T193">alert("your Alert here")</text:span></text:p>
      <text:p text:style-name="P62"><text:span text:style-name="T193"><text:tab/><text:tab/></text:span><text:span text:style-name="T194">Example:- </text:span></text:p>
      <text:p text:style-name="P62"><text:span text:style-name="T195"><text:tab/><text:tab/>&lt;!DOCTYPE html&gt;</text:span></text:p>
      <text:p text:style-name="P62"><text:span text:style-name="T195"><text:tab/><text:tab/>&lt;html lang="en"&gt;</text:span></text:p>
      <text:p text:style-name="P62"><text:span text:style-name="T196"/></text:p>
      <text:p text:style-name="P62"><text:span text:style-name="T197"><text:tab/><text:tab/>&lt;head&gt;</text:span></text:p>
      <text:p text:style-name="P62"><text:span text:style-name="T197"><text:s text:c="4"/><text:tab/>&lt;meta charset="UTF-8"&gt;</text:span></text:p>
      <text:p text:style-name="P62"><text:span text:style-name="T197"><text:s text:c="4"/><text:tab/>&lt;meta http-equiv="X-UA-Compatible" content="IE=edge"&gt;</text:span></text:p>
      <text:p text:style-name="P62"><text:span text:style-name="T197"><text:s text:c="4"/><text:tab/>&lt;meta name="viewport" content="width=device-width, initial-scale=1.0"&gt;</text:span></text:p>
      <text:p text:style-name="P62"><text:span text:style-name="T197"><text:s text:c="4"/><text:tab/>&lt;title&gt;Document&lt;/title&gt;</text:span></text:p>
      <text:p text:style-name="P62"><text:span text:style-name="T197"><text:tab/><text:tab/>&lt;/head&gt;</text:span></text:p>
      <text:p text:style-name="P62"><text:span text:style-name="T198"/></text:p>
      <text:p text:style-name="P62"><text:span text:style-name="T199"><text:tab/><text:tab/>&lt;body&gt;</text:span></text:p>
      <text:p text:style-name="P62"><text:span text:style-name="T200"/></text:p>
      <text:p text:style-name="P62"><text:span text:style-name="T201"><text:s text:c="4"/><text:tab/>&lt;button onclick = "a()" &gt;Click Here&lt;/button&gt;</text:span></text:p>
      <text:p text:style-name="P62"><text:span text:style-name="T202"/></text:p>
      <text:p text:style-name="P62"><text:span text:style-name="T203"><text:s text:c="4"/><text:tab/>&lt;script&gt;</text:span></text:p>
      <text:p text:style-name="P62"><text:span text:style-name="T203"><text:s text:c="8"/><text:tab/><text:tab/>function a() {</text:span></text:p>
      <text:p text:style-name="P62"><text:span text:style-name="T203"><text:s text:c="11"/><text:tab/><text:tab/> alert("hello... how are you ?");</text:span></text:p>
      <text:p text:style-name="P62"><text:span text:style-name="T203"><text:s text:c="8"/><text:tab/><text:tab/>}</text:span></text:p>
      <text:p text:style-name="P62"><text:span text:style-name="T203"><text:s text:c="4"/><text:tab/>&lt;/script&gt;</text:span></text:p>
      <text:p text:style-name="P62"><text:span text:style-name="T203"><text:tab/><text:tab/>&lt;/body&gt;</text:span></text:p>
      <text:p text:style-name="P62"><text:span text:style-name="T204"/></text:p>
      <text:p text:style-name="P62"><text:span text:style-name="T205"><text:tab/><text:tab/>&lt;/html&gt;</text:span></text:p>
      <text:list text:style-name="L63">
        <text:list-item>
          <text:p text:style-name="P63"><text:span text:style-name="T206">Prompt Box:<text:s/></text:span><text:span text:style-name="T207">It is a type of pop up box which is used to get the user input for further use. After entering the required details user have to click ok to proceed next stage else by pressing the cancel button user returns the null value.</text:span></text:p>
        </text:list-item>
      </text:list>
      <text:p text:style-name="P64"><text:span text:style-name="T207"><text:tab/><text:tab/></text:span><text:span text:style-name="T208">Syntax:-</text:span></text:p>
      <text:p text:style-name="P64"><text:span text:style-name="T208"><text:tab/><text:tab/></text:span><text:span text:style-name="T209">prompt("your Prompt here")</text:span></text:p>
      <text:p text:style-name="P64"><text:span text:style-name="T209"><text:tab/><text:tab/></text:span><text:span text:style-name="T210">Example:- </text:span></text:p>
      <text:p text:style-name="P64"><text:span text:style-name="T210"><text:tab/><text:tab/></text:span><text:span text:style-name="T211">&lt;!DOCTYPE html&gt;</text:span></text:p>
      <text:p text:style-name="P64"><text:span text:style-name="T211"><text:tab/><text:tab/>&lt;html lang="en"&gt;</text:span></text:p>
      <text:p text:style-name="P64"><text:span text:style-name="T212"/></text:p>
      <text:p text:style-name="P64"><text:span text:style-name="T213"><text:tab/><text:tab/>&lt;head&gt;</text:span></text:p>
      <text:p text:style-name="P64"><text:span text:style-name="T213"><text:s text:c="4"/><text:tab/>&lt;meta charset="UTF-8"&gt;</text:span></text:p>
      <text:p text:style-name="P64"><text:span text:style-name="T213"><text:s text:c="4"/><text:tab/>&lt;meta http-equiv="X-UA-Compatible" content="IE=edge"&gt;</text:span></text:p>
      <text:p text:style-name="P64"><text:span text:style-name="T213"><text:s text:c="4"/><text:tab/>&lt;meta name="viewport" content="width=device-width, initial-scale=1.0"&gt;</text:span></text:p>
      <text:p text:style-name="P64"><text:span text:style-name="T213"><text:s text:c="4"/><text:tab/>&lt;title&gt;Document&lt;/title&gt;</text:span></text:p>
      <text:p text:style-name="P64"><text:span text:style-name="T213"><text:tab/><text:tab/>&lt;/head&gt;</text:span></text:p>
      <text:p text:style-name="P64"><text:span text:style-name="T214"/></text:p>
      <text:p text:style-name="P64"><text:span text:style-name="T215"><text:tab/><text:tab/>&lt;body&gt;</text:span></text:p>
      <text:p text:style-name="P64"><text:span text:style-name="T216"/></text:p>
      <text:p text:style-name="P64"><text:span text:style-name="T217"><text:s text:c="3"/><text:tab/><text:tab/> &lt;button onclick="a()"&gt;Click Here&lt;/button&gt;</text:span></text:p>
      <text:p text:style-name="P64"><text:span text:style-name="T217"><text:s text:c="4"/><text:tab/> &lt;p id="para"&gt;&lt;/p&gt;</text:span></text:p>
      <text:p text:style-name="P64"><text:span text:style-name="T218"/></text:p>
      <text:p text:style-name="P64"><text:span text:style-name="T219"><text:s text:c="4"/><text:tab/>&lt;script&gt;</text:span></text:p>
      <text:p text:style-name="P64"><text:span text:style-name="T220"/></text:p>
      <text:p text:style-name="P64"><text:span text:style-name="T221"><text:s text:c="7"/><text:tab/><text:tab/> function a() {</text:span></text:p>
      <text:p text:style-name="P64"><text:span text:style-name="T221"><text:s text:c="11"/><text:tab/><text:tab/> let txt;</text:span></text:p>
      <text:p text:style-name="P64"><text:span text:style-name="T221"><text:s text:c="12"/><text:tab/><text:tab/>let person = prompt("enter your name", "user");</text:span></text:p>
      <text:p text:style-name="P64"><text:span text:style-name="T221"><text:s text:c="12"/><text:tab/><text:tab/>if (person == null || person == "") {</text:span></text:p>
      <text:p text:style-name="P64"><text:span text:style-name="T221"><text:s text:c="16"/><text:tab/>txt = "please enter your name";</text:span></text:p>
      <text:p text:style-name="P64"><text:span text:style-name="T221"><text:s text:c="11"/><text:tab/><text:tab/> }</text:span></text:p>
      <text:p text:style-name="P64"><text:span text:style-name="T221"><text:s text:c="12"/><text:tab/><text:tab/>else {</text:span></text:p>
      <text:p text:style-name="P64"><text:span text:style-name="T221"><text:s text:c="15"/><text:tab/> txt = "hi..." + person + "how are you !";</text:span></text:p>
      <text:p text:style-name="P64"><text:span text:style-name="T221"><text:s text:c="11"/><text:tab/><text:tab/> }</text:span></text:p>
      <text:p text:style-name="P64"><text:span text:style-name="T221"><text:s text:c="12"/><text:tab/><text:tab/>document.getElementById('para').innerHTML = txt;</text:span></text:p>
      <text:p text:style-name="P64"><text:span text:style-name="T221"><text:s text:c="8"/><text:tab/><text:tab/>}</text:span></text:p>
      <text:p text:style-name="P64"><text:span text:style-name="T221"><text:s text:c="3"/><text:tab/><text:tab/> &lt;/script&gt;</text:span></text:p>
      <text:p text:style-name="P64"><text:span text:style-name="T221"><text:tab/><text:tab/>&lt;/body&gt;</text:span></text:p>
      <text:p text:style-name="P64"><text:span text:style-name="T222"/></text:p>
      <text:p text:style-name="P64"><text:span text:style-name="T223"><text:tab/><text:tab/>&lt;/html&gt;</text:span></text:p>
      <text:list text:style-name="L65">
        <text:list-item>
          <text:p text:style-name="P65"><text:span text:style-name="T224">Confirm Box:-<text:s/></text:span><text:span text:style-name="T225">It is a type of pop-up box that is used to get authorization or permission from the user. The user has to press the ok or cancel button to proceed.</text:span></text:p>
        </text:list-item>
      </text:list>
      <text:p text:style-name="P66"><text:span text:style-name="T225"><text:tab/><text:tab/></text:span><text:span text:style-name="T226">Syntax:-</text:span></text:p>
      <text:p text:style-name="P66"><text:span text:style-name="T226"><text:tab/><text:tab/></text:span><text:span text:style-name="T227">confirm("your query here")</text:span></text:p>
      <text:p text:style-name="P66"><text:span text:style-name="T227"><text:tab/><text:tab/></text:span><text:span text:style-name="T228">Example:- </text:span></text:p>
      <text:p text:style-name="P66"><text:span text:style-name="T229"><text:tab/><text:tab/>&lt;!DOCTYPE html&gt;</text:span></text:p>
      <text:p text:style-name="P66"><text:span text:style-name="T229"><text:tab/><text:tab/>&lt;html lang="en"&gt;</text:span></text:p>
      <text:p text:style-name="P66"><text:span text:style-name="T230"/></text:p>
      <text:p text:style-name="P66"><text:span text:style-name="T231"><text:tab/><text:tab/>&lt;head&gt;</text:span></text:p>
      <text:p text:style-name="P66"><text:span text:style-name="T231"><text:s text:c="3"/><text:tab/><text:tab/>&lt;meta charset="UTF-8"&gt;</text:span></text:p>
      <text:p text:style-name="P66"><text:span text:style-name="T231"><text:s text:c="4"/><text:tab/>&lt;meta http-equiv="X-UA-Compatible" content="IE=edge"&gt;</text:span></text:p>
      <text:p text:style-name="P66"><text:span text:style-name="T231"><text:s text:c="4"/><text:tab/>&lt;meta name="viewport" content="width=device-width, initial-scale=1.0"&gt;</text:span></text:p>
      <text:p text:style-name="P66"><text:span text:style-name="T231"><text:s text:c="4"/><text:tab/>&lt;title&gt;Document&lt;/title&gt;</text:span></text:p>
      <text:p text:style-name="P66"><text:span text:style-name="T231"><text:tab/><text:tab/>&lt;/head&gt;</text:span></text:p>
      <text:p text:style-name="P66"><text:span text:style-name="T232"/></text:p>
      <text:p text:style-name="P66"><text:span text:style-name="T233"><text:tab/><text:tab/>&lt;body&gt;</text:span></text:p>
      <text:p text:style-name="P66"><text:span text:style-name="T234"/></text:p>
      <text:p text:style-name="P66"><text:span text:style-name="T235"><text:s text:c="4"/><text:tab/>&lt;button onclick="a()"&gt;Click Here&lt;/button&gt;</text:span></text:p>
      <text:p text:style-name="P66"><text:span text:style-name="T235"><text:s text:c="4"/><text:tab/>&lt;p id="para"&gt;&lt;/p&gt;</text:span></text:p>
      <text:p text:style-name="P66"><text:span text:style-name="T236"/></text:p>
      <text:p text:style-name="P66"><text:span text:style-name="T237"><text:s text:c="4"/><text:tab/>&lt;script&gt;</text:span></text:p>
      <text:p text:style-name="P66"><text:span text:style-name="T237"><text:s text:c="8"/><text:tab/><text:tab/>function a() {</text:span></text:p>
      <text:p text:style-name="P66"><text:span text:style-name="T237"><text:s text:c="12"/><text:tab/><text:tab/>let txt;</text:span></text:p>
      <text:p text:style-name="P66"><text:span text:style-name="T237"><text:s text:c="12"/><text:tab/><text:tab/>if (confirm("are you sure????")) {</text:span></text:p>
      <text:p text:style-name="P66"><text:span text:style-name="T237"><text:s text:c="16"/><text:tab/>txt = "you pressed ok";</text:span></text:p>
      <text:p text:style-name="P66"><text:span text:style-name="T237"><text:s text:c="12"/><text:tab/><text:tab/>}</text:span></text:p>
      <text:p text:style-name="P66"><text:span text:style-name="T237"><text:s text:c="12"/><text:tab/><text:tab/>else {</text:span></text:p>
      <text:p text:style-name="P66"><text:span text:style-name="T237"><text:s text:c="16"/><text:tab/>txt = "you pressed cancel";</text:span></text:p>
      <text:p text:style-name="P66"><text:span text:style-name="T237"><text:s text:c="12"/><text:tab/><text:tab/>}</text:span></text:p>
      <text:p text:style-name="P66"><text:span text:style-name="T237"><text:s text:c="12"/><text:tab/><text:tab/>document.getElementById('para').innerHTML = txt;</text:span></text:p>
      <text:p text:style-name="P66"><text:span text:style-name="T237"><text:s text:c="8"/><text:tab/><text:tab/>}</text:span></text:p>
      <text:p text:style-name="P66"><text:span text:style-name="T238"/></text:p>
      <text:p text:style-name="P66"><text:span text:style-name="T238"/></text:p>
      <text:p text:style-name="P66"><text:span text:style-name="T239"><text:s text:c="4"/><text:tab/>&lt;/script&gt;</text:span></text:p>
      <text:p text:style-name="P66"><text:span text:style-name="T239"><text:tab/><text:tab/>&lt;/body&gt;</text:span></text:p>
      <text:p text:style-name="P66"><text:span text:style-name="T240"/></text:p>
      <text:p text:style-name="P66"><text:span text:style-name="T241"><text:tab/><text:tab/>&lt;/html&gt;</text:span></text:p>
      <text:p text:style-name="P66"><text:span text:style-name="T242"/></text:p>
      <text:p text:style-name="P66"><text:span text:style-name="T243">Q-15 What is the use of Void (0)?</text:span></text:p>
      <text:list text:style-name="L67">
        <text:list-item>
          <text:p text:style-name="P67"><text:span text:style-name="T243">Using “javascript:void(0);”<text:s/></text:span><text:span text:style-name="T244">in anchor tag: Writing “javascript:void(0);” in anchor tag can prevent the page to reload and JavaScript functions can be called on single or double clicks easily.</text:span></text:p>
        </text:list-item>
      </text:list>
      <text:p text:style-name="P68"><text:span text:style-name="T244"><text:tab/><text:tab/></text:span><text:span text:style-name="T245">Example:-</text:span></text:p>
      <text:p text:style-name="P68"><text:span text:style-name="T245"><text:tab/><text:tab/></text:span><text:span text:style-name="T246">&lt;!DOCTYPE html&gt;</text:span></text:p>
      <text:p text:style-name="P68"><text:span text:style-name="T246"><text:tab/><text:tab/>&lt;html lang=”en”&gt;</text:span></text:p>
      <text:p text:style-name="P68"><text:span text:style-name="T246"><text:s/></text:span></text:p>
      <text:p text:style-name="P68"><text:span text:style-name="T246"><text:tab/><text:tab/>&lt;head&gt;</text:span></text:p>
      <text:p text:style-name="P68"><text:span text:style-name="T246"><text:tab/><text:tab/>&lt;meta charset=”UTF-8”&gt;</text:span></text:p>
      <text:p text:style-name="P68"><text:span text:style-name="T246"><text:tab/><text:tab/>&lt;meta Http-equiv=”X-UA-Compatible” content=”IE=edge”&gt;</text:span></text:p>
      <text:p text:style-name="P68"><text:span text:style-name="T246"><text:tab/><text:tab/>&lt;meta name=”viewport” content=”width-device-width, initial-scale=1.0”&gt;</text:span></text:p>
      <text:p text:style-name="P68"><text:span text:style-name="T246"><text:tab/><text:tab/>&lt;title&gt;JavaScript:void(0)&lt;/title&gt;</text:span></text:p>
      <text:p text:style-name="P68"><text:span text:style-name="T246"><text:tab/><text:tab/>&lt;/head&gt;</text:span></text:p>
      <text:p text:style-name="P68"><text:span text:style-name="T246"><text:s/></text:span></text:p>
      <text:p text:style-name="P68"><text:span text:style-name="T246"><text:tab/><text:tab/>&lt;body&gt;</text:span></text:p>
      <text:p text:style-name="P68"><text:span text:style-name="T246"><text:s text:c="4"/><text:tab/>&lt;center&gt;</text:span></text:p>
      <text:p text:style-name="P68"><text:span text:style-name="T246"><text:s text:c="8"/><text:tab/>&lt;h1 style="color:green"&gt;Parth Dadhaniya&lt;/h1&gt;</text:span></text:p>
      <text:p text:style-name="P68"><text:span text:style-name="T246"><text:s text:c="8"/><text:tab/>&lt;h3&gt;JavaScript:void(0)&lt;/h3&gt;</text:span></text:p>
      <text:p text:style-name="P68"><text:span text:style-name="T246"><text:s text:c="8"/><text:tab/>&lt;a href="javascript:void(0);"</text:span></text:p>
      <text:p text:style-name="P68"><text:span text:style-name="T246"><text:s text:c="10"/><text:tab/><text:tab/> ondblclick="alert('Welcome to Tops Technologies')"&gt;</text:span></text:p>
      <text:p text:style-name="P68"><text:span text:style-name="T246"><text:tab/><text:tab/><text:tab/>Double click on me &lt;/a&gt;</text:span></text:p>
      <text:p text:style-name="P68"><text:span text:style-name="T246"><text:s text:c="4"/><text:tab/>&lt;/center&gt;</text:span></text:p>
      <text:p text:style-name="P68"><text:span text:style-name="T246"><text:tab/><text:tab/>&lt;/body&gt;</text:span></text:p>
      <text:p text:style-name="P68"><text:span text:style-name="T246"><text:s/></text:span></text:p>
      <text:p text:style-name="P68"><text:span text:style-name="T246"><text:tab/><text:tab/>&lt;/html&gt;</text:span></text:p>
      <text:p text:style-name="P68"><text:span text:style-name="T247"/></text:p>
      <text:p text:style-name="P68"><text:span text:style-name="T248">Q-16 How can a page be forced to load another page in JavaScript?</text:span></text:p>
      <text:list text:style-name="L69">
        <text:list-item>
          <text:p text:style-name="P69"><text:span text:style-name="T248">Step 1:<text:s/></text:span><text:span text:style-name="T249">Create a file named index.html. Add a heading and two buttons to it. One button forcefully loads a page with a live URL and the other button loads a local HTML page. In the &lt;script&gt; tag we have two functions, one loads gfg home page, and the second loads a local HTML page using window.location property.</text:span></text:p>
        </text:list-item>
      </text:list>
      <text:p text:style-name="P70"><text:span text:style-name="T249"><text:tab/><text:tab/></text:span><text:span text:style-name="T250">Example:-</text:span></text:p>
      <text:p text:style-name="P70"><text:span text:style-name="T250"><text:tab/><text:tab/></text:span></text:p>
      <text:p text:style-name="P70"><text:span text:style-name="T251"><text:tab/><text:tab/>&lt;!DOCTYPE html&gt;</text:span></text:p>
      <text:p text:style-name="P70"><text:span text:style-name="T251"><text:tab/><text:tab/>&lt;html lang="en"&gt;</text:span></text:p>
      <text:p text:style-name="P70"><text:span text:style-name="T252"/></text:p>
      <text:p text:style-name="P70"><text:span text:style-name="T253"><text:tab/><text:tab/>&lt;head&gt;</text:span></text:p>
      <text:p text:style-name="P70"><text:span text:style-name="T253"><text:s text:c="4"/><text:tab/>&lt;meta charset="UTF-8"&gt;</text:span></text:p>
      <text:p text:style-name="P70"><text:span text:style-name="T253"><text:s text:c="4"/><text:tab/>&lt;meta http-equiv="X-UA-Compatible"</text:span></text:p>
      <text:p text:style-name="P70"><text:span text:style-name="T253"><text:s text:c="8"/><text:tab/>content="IE=edge"&gt;</text:span></text:p>
      <text:p text:style-name="P70"><text:span text:style-name="T253"><text:s text:c="4"/><text:tab/>&lt;meta name="viewport" content= "width=device-width, initial-scale=1.0"&gt;</text:span></text:p>
      <text:p text:style-name="P70"><text:span text:style-name="T253"><text:tab/><text:tab/>&lt;/head&gt;</text:span></text:p>
      <text:p text:style-name="P70"><text:span text:style-name="T253"><text:s text:c="2"/></text:span></text:p>
      <text:p text:style-name="P70"><text:span text:style-name="T253"><text:tab/><text:tab/>&lt;body&gt;</text:span></text:p>
      <text:p text:style-name="P70"><text:span text:style-name="T253"><text:s text:c="4"/><text:tab/>&lt;h3&gt;This is the original page&lt;/h3&gt;</text:span></text:p>
      <text:p text:style-name="P70"><text:span text:style-name="T253"><text:s text:c="4"/><text:tab/>&lt;br&gt;</text:span></text:p>
      <text:p text:style-name="P70"><text:span text:style-name="T253"><text:s text:c="2"/></text:span></text:p>
      <text:p text:style-name="P70"><text:span text:style-name="T253"><text:s text:c="4"/><text:tab/>&lt;button onclick="force_load_gfg()"&gt;</text:span></text:p>
      <text:p text:style-name="P70"><text:span text:style-name="T253"><text:s text:c="8"/><text:tab/>Force Load GFG Page</text:span></text:p>
      <text:p text:style-name="P70"><text:span text:style-name="T253"><text:s text:c="4"/><text:tab/>&lt;/button&gt;</text:span></text:p>
      <text:p text:style-name="P70"><text:span text:style-name="T253"><text:s text:c="4"/><text:tab/>&lt;br&gt;&lt;br&gt;</text:span></text:p>
      <text:p text:style-name="P70"><text:span text:style-name="T253"><text:s text:c="2"/></text:span></text:p>
      <text:p text:style-name="P70"><text:span text:style-name="T253"><text:s text:c="4"/><text:tab/>&lt;button onclick="force_load_local()"&gt; </text:span></text:p>
      <text:p text:style-name="P70"><text:span text:style-name="T253"><text:s text:c="8"/><text:tab/>Force Load Local HTML page</text:span></text:p>
      <text:p text:style-name="P70"><text:span text:style-name="T253"><text:s text:c="4"/><text:tab/>&lt;/button&gt;</text:span></text:p>
      <text:p text:style-name="P70"><text:span text:style-name="T253"><text:s text:c="2"/></text:span></text:p>
      <text:p text:style-name="P70"><text:span text:style-name="T253"><text:s text:c="4"/><text:tab/>&lt;script&gt;</text:span></text:p>
      <text:p text:style-name="P70"><text:span text:style-name="T253"><text:s text:c="7"/><text:tab/><text:tab/> function force_load_gfg() {</text:span></text:p>
      <text:p text:style-name="P70"><text:span text:style-name="T253"><text:s text:c="12"/><text:tab/><text:tab/>window.location = </text:span></text:p>
      <text:p text:style-name="P70"><text:span text:style-name="T253"><text:s text:c="16"/><text:tab/>"</text:span><text:a xlink:href="https://www.geeksforgeeks.org/"><text:span text:style-name="T254">https://www.geeksforgeeks.org/</text:span></text:a><text:span text:style-name="T255">"</text:span></text:p>
      <text:p text:style-name="P70"><text:span text:style-name="T255"><text:s text:c="8"/><text:tab/><text:tab/>}</text:span></text:p>
      <text:p text:style-name="P70"><text:span text:style-name="T255"><text:s text:c="2"/></text:span></text:p>
      <text:p text:style-name="P70"><text:span text:style-name="T255"><text:s text:c="8"/><text:tab/><text:tab/>function force_load_local() {</text:span></text:p>
      <text:p text:style-name="P70"><text:span text:style-name="T255"><text:s text:c="12"/><text:tab/><text:tab/>window.location = </text:span></text:p>
      <text:p text:style-name="P70"><text:span text:style-name="T255"><text:s text:c="16"/><text:tab/>"F:/gfg/PageRedirect/newPage.html"</text:span></text:p>
      <text:p text:style-name="P70"><text:span text:style-name="T255"><text:s text:c="8"/><text:tab/><text:tab/>}</text:span></text:p>
      <text:p text:style-name="P70"><text:span text:style-name="T255"><text:s text:c="4"/><text:tab/>&lt;/script&gt;</text:span></text:p>
      <text:p text:style-name="P70"><text:span text:style-name="T255"><text:tab/><text:tab/>&lt;/body&gt;</text:span></text:p>
      <text:p text:style-name="P70"><text:span text:style-name="T255"><text:s text:c="2"/></text:span></text:p>
      <text:p text:style-name="P70"><text:span text:style-name="T255"><text:tab/><text:tab/>&lt;/html&gt;</text:span></text:p>
      <text:p text:style-name="P70"><text:span text:style-name="T256"/></text:p>
      <text:list text:style-name="L71">
        <text:list-item>
          <text:p text:style-name="P71"><text:span text:style-name="T257">Step 2:<text:s/></text:span><text:span text:style-name="T258">Create a file named newPage.html. This is the local HTML page that would <text:tab/>be loaded by Javascript.</text:span></text:p>
        </text:list-item>
      </text:list>
      <text:p text:style-name="P72"><text:span text:style-name="T258"><text:tab/><text:tab/></text:span><text:span text:style-name="T259">Example:-</text:span></text:p>
      <text:p text:style-name="P72"><text:span text:style-name="T260"><text:tab/><text:tab/>&lt;!DOCTYPE html&gt;</text:span></text:p>
      <text:p text:style-name="P73"><text:span text:style-name="T260">&lt;html lang="en"&gt;</text:span></text:p>
      <text:p text:style-name="P74"><text:span text:style-name="T260"><text:s text:c="2"/></text:span></text:p>
      <text:p text:style-name="P74"><text:span text:style-name="T260"><text:tab/><text:tab/>&lt;head&gt;</text:span></text:p>
      <text:p text:style-name="P74"><text:span text:style-name="T260"><text:s text:c="4"/><text:tab/>&lt;meta charset="UTF-8"&gt;</text:span></text:p>
      <text:p text:style-name="P74"><text:span text:style-name="T260"><text:s text:c="4"/><text:tab/>&lt;meta http-equiv="X-UA-Compatible" content="IE=edge"&gt;</text:span></text:p>
      <text:p text:style-name="P74"><text:span text:style-name="T260"><text:s text:c="4"/><text:tab/>&lt;meta name="viewport" content= "width=device-width, initial-scale=1.0"&gt;</text:span></text:p>
      <text:p text:style-name="P74"><text:span text:style-name="T260"><text:s text:c="4"/><text:tab/>&lt;title&gt; New Page &lt;/title&gt;</text:span></text:p>
      <text:p text:style-name="P74"><text:span text:style-name="T260"><text:tab/><text:tab/>&lt;/head&gt;</text:span></text:p>
      <text:p text:style-name="P74"><text:span text:style-name="T260"><text:s text:c="2"/></text:span></text:p>
      <text:p text:style-name="P74"><text:span text:style-name="T260"><text:tab/><text:tab/>&lt;body&gt;</text:span></text:p>
      <text:p text:style-name="P74"><text:span text:style-name="T260"><text:s text:c="4"/><text:tab/>&lt;h3&gt;This is the new loaded page&lt;/h3&gt;</text:span></text:p>
      <text:p text:style-name="P74"><text:span text:style-name="T260"><text:tab/><text:tab/>&lt;/body&gt;</text:span></text:p>
      <text:p text:style-name="P74"><text:span text:style-name="T260"><text:s text:c="2"/></text:span></text:p>
      <text:p text:style-name="P74"><text:span text:style-name="T260"><text:tab/><text:tab/>&lt;/html&gt;</text:span></text:p>
      <text:p text:style-name="P74"><text:span text:style-name="T261"/></text:p>
      <text:p text:style-name="P74"><text:span text:style-name="T262">Q-17 What are the disadvantages of using inner HTML in <text:tab/><text:tab/><text:tab/><text:tab/>JavaScript?</text:span></text:p>
      <text:list text:style-name="L75">
        <text:list-item>
          <text:p text:style-name="P75"><text:span text:style-name="T263">The use of innerHTML very slow:<text:s/></text:span><text:span text:style-name="T264">The process of using innerHTML is much slower as its contents as slowly built, also already parsed contents and elements are also re-parsed which takes time.</text:span></text:p>
        </text:list-item>
        <text:list-item>
          <text:p text:style-name="P75"><text:span text:style-name="T265">Preserves event handlers attached to any DOM elements:<text:s/></text:span><text:span text:style-name="T266">The event handlers do not get attached to the new elements created by setting innerHTML automatically. To do so one has to keep track of the event handlers and attach it to new elements manually. This may cause a memory leak on some browsers.</text:span></text:p>
        </text:list-item>
        <text:list-item>
          <text:p text:style-name="P75"><text:span text:style-name="T267">Content is replaced everywhere:<text:s/></text:span><text:span text:style-name="T268">Either you add, append, delete or modify contents on a webpage using innerHTML, all contents is replaced, also all the DOM nodes inside that element are reparsed and recreated.</text:span></text:p>
        </text:list-item>
        <text:list-item>
          <text:p text:style-name="P75"><text:span text:style-name="T269">Appending to innerHTML is not supported</text:span><text:span text:style-name="T270">: Usually, += is used for appending in JavaScript. But on appending to an Html tag using innerHTML, the whole tag is re-parsed.</text:span></text:p>
        </text:list-item>
      </text:list>
      <text:p text:style-name="P76"><text:span text:style-name="T270"><text:tab/><text:tab/>Example:</text:span></text:p>
      <text:p text:style-name="P76"><text:span text:style-name="T270"><text:tab/><text:tab/><text:tab/>&lt;p id="geek"&gt;Geeks&lt;/p&gt;</text:span></text:p>
      <text:p text:style-name="P76"><text:span text:style-name="T270"><text:tab/><text:tab/><text:tab/>title = document.getElementById('#geek')</text:span></text:p>
      <text:p text:style-name="P76"><text:span text:style-name="T270"><text:tab/><text:tab/><text:tab/>// The whole "geek" tag is reparsed</text:span></text:p>
      <text:p text:style-name="P76"><text:span text:style-name="T270"><text:tab/><text:tab/><text:tab/>title.innerHTML += '&lt;p&gt; forGeeks &lt;/p&gt;'</text:span></text:p>
      <text:list text:style-name="L77">
        <text:list-item>
          <text:p text:style-name="P77"><text:span text:style-name="T271">Old content replaced issue:<text:s/></text:span><text:span text:style-name="T272">The old content is replaced even if object.innerHTML = object.innerHTML + ‘html’ is used instead of object.innerHTML += ‘html’. There is no way of appending without reparsing the whole innerHTML. Therefore, working with innerHTML becomes very slow. String concatenation just does not scale when dynamic DOM elements need to be created as the plus’ and quote openings and closings becomes difficult to track.</text:span></text:p>
        </text:list-item>
        <text:list-item>
          <text:p text:style-name="P77"><text:span text:style-name="T273">Can break the document:<text:s/></text:span><text:span text:style-name="T274">There is no proper validation provided by innerHTML, so any valid HTML code can be used. This may break the document of JavaScript. Even broken HTML can be used, which may lead to unexpected problems.</text:span></text:p>
        </text:list-item>
        <text:list-item>
          <text:p text:style-name="P77"><text:span text:style-name="T275">Can also be used for Cross-site Scripting(XSS):<text:s/></text:span><text:span text:style-name="T276">The fact that innerHTML can add text and elements to the webpage, can easily be used by malicious users to manipulate and display undesirable or harmful elements within other HTML element tags. Cross-site Scripting may also lead to loss, leak and change of sensitive information.</text:span></text:p>
        </text:list-item>
      </text:list>
      <text:p text:style-name="P78"><text:span text:style-name="T276"><text:tab/><text:tab/></text:span><text:span text:style-name="T277">Example:-</text:span></text:p>
      <text:p text:style-name="P78"><text:span text:style-name="T277"><text:tab/><text:tab/></text:span><text:span text:style-name="T278">&lt;!DOCTYPE html&gt; </text:span></text:p>
      <text:p text:style-name="P78"><text:span text:style-name="T278"><text:tab/><text:tab/>&lt;html&gt; </text:span></text:p>
      <text:p text:style-name="P78"><text:span text:style-name="T278"><text:s text:c="2"/></text:span></text:p>
      <text:p text:style-name="P78"><text:span text:style-name="T278"><text:tab/><text:tab/>&lt;head&gt; </text:span></text:p>
      <text:p text:style-name="P78"><text:span text:style-name="T278"><text:tab/><text:tab/>&lt;meta charset=”UTF-8”&gt;</text:span></text:p>
      <text:p text:style-name="P78"><text:span text:style-name="T278"><text:tab/><text:tab/>&lt;meta Http-equiv=”X-UA-Compatible” content=”IE=edge”&gt;</text:span></text:p>
      <text:p text:style-name="P78"><text:span text:style-name="T278"><text:tab/><text:tab/>&lt;meta name=”viewport” content=”width-device-width, initial-scale=1.0”&gt;</text:span></text:p>
      <text:p text:style-name="P78"><text:span text:style-name="T278"><text:tab/><text:tab/>&lt;title&gt;Using innerHTML in JavaScrip&lt;/title&gt; </text:span></text:p>
      <text:p text:style-name="P78"><text:span text:style-name="T278"><text:tab/><text:tab/>&lt;/head&gt; </text:span></text:p>
      <text:p text:style-name="P78"><text:span text:style-name="T278"><text:s text:c="2"/></text:span></text:p>
      <text:p text:style-name="P78"><text:span text:style-name="T278"><text:tab/><text:tab/>&lt;body style="text-align: center"&gt; </text:span></text:p>
      <text:p text:style-name="P78"><text:span text:style-name="T278"><text:s text:c="4"/><text:tab/>&lt;h1 style="color:green"&gt; Parth Dadhaniya&lt;/h1&gt;</text:span></text:p>
      <text:p text:style-name="P78"><text:span text:style-name="T278"><text:s text:c="4"/><text:tab/>&lt;p id="P"&gt; A computer science portal for geeks. &lt;/p&gt;</text:span></text:p>
      <text:p text:style-name="P78"><text:span text:style-name="T278"><text:s text:c="4"/><text:tab/>&lt;button onclick="geek()"&gt;Try it&lt;/button&gt; </text:span></text:p>
      <text:p text:style-name="P78"><text:span text:style-name="T278"><text:s text:c="4"/><text:tab/>&lt;p id="p"&gt;&lt;/p&gt; </text:span></text:p>
      <text:p text:style-name="P78"><text:span text:style-name="T278"><text:s text:c="2"/></text:span></text:p>
      <text:p text:style-name="P78"><text:span text:style-name="T278"><text:s text:c="4"/><text:tab/>&lt;script&gt; </text:span></text:p>
      <text:p text:style-name="P78"><text:span text:style-name="T278"><text:s text:c="8"/><text:tab/><text:tab/>function geek() { </text:span></text:p>
      <text:p text:style-name="P78"><text:span text:style-name="T278"><text:s text:c="12"/><text:tab/><text:tab/>var x = document.getElementById("P").innerHTML; </text:span></text:p>
      <text:p text:style-name="P78"><text:span text:style-name="T278"><text:s text:c="13"/><text:tab/><text:tab/>document.getElementById("p").innerHTML = x; </text:span></text:p>
      <text:p text:style-name="P78"><text:span text:style-name="T278"><text:s text:c="10"/><text:tab/><text:tab/>document.getElementById("p").style.color = "green"; </text:span></text:p>
      <text:p text:style-name="P78"><text:span text:style-name="T278"><text:s text:c="8"/><text:tab/><text:tab/>} </text:span></text:p>
      <text:p text:style-name="P78"><text:span text:style-name="T278"><text:s text:c="4"/><text:tab/>&lt;/script&gt; </text:span></text:p>
      <text:p text:style-name="P78"><text:span text:style-name="T278"><text:tab/><text:tab/>&lt;/body&gt; </text:span></text:p>
      <text:p text:style-name="P78"><text:span text:style-name="T278"><text:s text:c="2"/></text:span></text:p>
      <text:p text:style-name="P78"><text:span text:style-name="T278"><text:tab/><text:tab/>&lt;/html&gt;</text:span></text:p>
      <text:p text:style-name="P78"><text:span text:style-name="T279"/></text:p>
      <text:p text:style-name="P78"><text:span text:style-name="T279"/></text:p>
      <text:p text:style-name="P78"><text:span text:style-name="T279"/></text:p>
      <text:p text:style-name="P78"><text:span text:style-name="T279"/></text:p>
      <text:p text:style-name="P79"><text:span text:style-name="T279"/></text:p>
      <text:p text:style-name="P80"><text:span text:style-name="T280"><text:tab/><text:tab/></text:span></text:p>
      <text:p text:style-name="P81"><text:span text:style-name="T281"/></text:p>
      <text:p text:style-name="P81"><text:span text:style-name="T281"/></text:p>
      <text:p text:style-name="P82"><text:span text:style-name="T28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